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4" style:family="table-column">
      <style:table-column-properties fo:break-before="auto" style:column-width="9.537cm"/>
    </style:style>
    <style:style style:name="co5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7.735cm"/>
    </style:style>
    <style:style style:name="co9" style:family="table-column">
      <style:table-column-properties fo:break-before="auto" style:column-width="1.986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3.133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923cm"/>
    </style:style>
    <style:style style:name="co16" style:family="table-column">
      <style:table-column-properties fo:break-before="auto" style:column-width="3.69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06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6.544cm"/>
    </style:style>
    <style:style style:name="co21" style:family="table-column">
      <style:table-column-properties fo:break-before="auto" style:column-width="2.461cm"/>
    </style:style>
    <style:style style:name="co23" style:family="table-column">
      <style:table-column-properties fo:break-before="auto" style:column-width="5.622cm"/>
    </style:style>
    <style:style style:name="co24" style:family="table-column">
      <style:table-column-properties fo:break-before="auto" style:column-width="2.574cm"/>
    </style:style>
    <style:style style:name="ro1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4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6" style:family="table" style:master-page-name="PageStyle_5f_Config">
      <style:table-properties table:display="true" style:writing-mode="lr-tb"/>
    </style:style>
    <style:style style:name="ta7" style:family="table" style:master-page-name="PageStyle_5f_Estimacion_5f_Tiempos">
      <style:table-properties table:display="true" style:writing-mode="lr-tb"/>
    </style:style>
    <style:style style:name="ta10" style:family="table" style:master-page-name="PageStyle_5f_Gráficos">
      <style:table-properties table:display="true" style:writing-mode="lr-tb"/>
    </style:style>
    <style:style style:name="ta11" style:family="table" style:master-page-name="PageStyle_5f_Tiempos_5f_Trabajados">
      <style:table-properties table:display="true" style:writing-mode="lr-tb"/>
    </style:style>
    <style:style style:name="ta12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 Condense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4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6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8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18">
      <style:table-cell-properties fo:padding="0.071cm"/>
    </style:style>
    <style:style style:name="ce51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2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3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5" style:family="table-cell" style:parent-style-name="Default">
      <style:table-cell-properties fo:background-color="transparent" fo:padding="0.071cm"/>
    </style:style>
    <style:style style:name="ce56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1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4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5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4" style:family="table-cell" style:parent-style-name="Default">
      <style:table-cell-properties style:diagonal-bl-tr="none" style:diagonal-tl-br="none" fo:border="0.035cm solid #c0c0c0" style:rotation-align="none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6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fo:padding="0.071cm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6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6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6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6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4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visión de Sprint #1</text:p>
          </table:table-cell>
          <table:table-cell table:style-name="ce5" office:value-type="float" office:value="30">
            <text:p>3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Arquitectura </text:p>
          </table:table-cell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Casos de Uso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Clases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Paquetes</text:p>
          </table:table-cell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6" table:print="false">
        <table:table-column table:style-name="co7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number-columns-repeated="3"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number-columns-repeated="3"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2">
            <text:p>2</text:p>
          </table:table-cell>
          <table:table-cell table:style-name="ce16" table:content-validation-name="val2" office:value-type="float" office:value="40665">
            <text:p>2-may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 office:value-type="string">
            <text:p>23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 office:value-type="string">
            <text:p>27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7" table:print="false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5" office:value-type="string">
            <text:p>SPRINT</text:p>
          </table:table-cell>
          <table:table-cell table:style-name="ce35" office:value-type="string">
            <text:p>INICIO</text:p>
          </table:table-cell>
          <table:table-cell table:style-name="ce35" office:value-type="string">
            <text:p>DURACIÓN</text:p>
          </table:table-cell>
          <table:table-cell table:number-columns-repeated="3"/>
          <table:table-cell table:style-name="ce50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 table:number-columns-repeated="2"/>
          <table:table-cell table:style-name="ce36" office:value-type="float" office:value="2">
            <text:p>2</text:p>
          </table:table-cell>
          <table:table-cell table:style-name="ce37" table:formula="of:=[$Config.B9]" office:value-type="float" office:value="40665">
            <text:p>2-may-11</text:p>
          </table:table-cell>
          <table:table-cell table:style-name="ce38" table:formula="of:=[$Config.C9]" office:value-type="float" office:value="14">
            <text:p>14</text:p>
          </table:table-cell>
          <table:table-cell table:number-columns-repeated="2"/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27"/>
          <table:table-cell table:number-columns-repeated="7"/>
          <table:table-cell table:style-name="ce27" table:number-columns-repeated="981"/>
        </table:table-row>
        <table:table-row table:style-name="ro6">
          <table:table-cell table:style-name="ce27" table:number-columns-repeated="7"/>
          <table:table-cell table:style-name="ce46" office:value-type="string">
            <text:p>16-Mayo</text:p>
          </table:table-cell>
          <table:table-cell table:style-name="ce46" office:value-type="string">
            <text:p>17-Mayo</text:p>
          </table:table-cell>
          <table:table-cell table:style-name="ce46" office:value-type="string">
            <text:p>18-Mayo</text:p>
          </table:table-cell>
          <table:table-cell table:style-name="ce46" office:value-type="string">
            <text:p>19-Mayo</text:p>
          </table:table-cell>
          <table:table-cell table:style-name="ce46" office:value-type="string">
            <text:p>20-Mayo</text:p>
          </table:table-cell>
          <table:table-cell table:style-name="ce46" office:value-type="string">
            <text:p>21-Mayo</text:p>
          </table:table-cell>
          <table:table-cell table:style-name="ce46" office:value-type="string">
            <text:p>22-Mayo</text:p>
          </table:table-cell>
          <table:table-cell table:style-name="ce46" office:value-type="string">
            <text:p>23-Mayo</text:p>
          </table:table-cell>
          <table:table-cell table:style-name="ce46" office:value-type="string">
            <text:p>24-Mayo</text:p>
          </table:table-cell>
          <table:table-cell table:style-name="ce46" office:value-type="string">
            <text:p>25-Mayo</text:p>
          </table:table-cell>
          <table:table-cell table:style-name="ce46" office:value-type="string">
            <text:p>26-Mayo</text:p>
          </table:table-cell>
          <table:table-cell table:style-name="ce46" office:value-type="string">
            <text:p>27-Mayo</text:p>
          </table:table-cell>
          <table:table-cell table:style-name="ce46" office:value-type="string">
            <text:p>28-Mayo</text:p>
          </table:table-cell>
          <table:table-cell table:style-name="ce46" office:value-type="string">
            <text:p>29-Mayo</text:p>
          </table:table-cell>
          <table:table-cell table:style-name="ce46" office:value-type="string">
            <text:p>30-Mayo</text:p>
          </table:table-cell>
          <table:table-cell table:style-name="ce46" office:value-type="string">
            <text:p>31-Mayo</text:p>
          </table:table-cell>
          <table:table-cell table:style-name="ce53" office:value-type="string">
            <text:p>1-Junio</text:p>
          </table:table-cell>
          <table:table-cell table:style-name="ce53" office:value-type="string">
            <text:p>2-Junio</text:p>
          </table:table-cell>
          <table:table-cell table:style-name="ce53" office:value-type="string">
            <text:p>3-Junio</text:p>
          </table:table-cell>
          <table:table-cell table:style-name="ce53" office:value-type="string">
            <text:p>4-Junio</text:p>
          </table:table-cell>
          <table:table-cell table:style-name="ce53" office:value-type="string">
            <text:p>5-Junio</text:p>
          </table:table-cell>
          <table:table-cell table:style-name="ce53" office:value-type="string">
            <text:p>6-Junio</text:p>
          </table:table-cell>
          <table:table-cell table:style-name="ce53" office:value-type="string">
            <text:p>7-Junio</text:p>
          </table:table-cell>
          <table:table-cell table:style-name="ce53" office:value-type="string">
            <text:p>8-Junio</text:p>
          </table:table-cell>
          <table:table-cell table:style-name="ce53" office:value-type="string">
            <text:p>9-Junio</text:p>
          </table:table-cell>
          <table:table-cell table:style-name="ce53" office:value-type="string">
            <text:p>10-Junio</text:p>
          </table:table-cell>
          <table:table-cell table:style-name="ce53" office:value-type="string">
            <text:p>11-Junio</text:p>
          </table:table-cell>
          <table:table-cell table:style-name="ce53" office:value-type="string">
            <text:p>12-Junio</text:p>
          </table:table-cell>
          <table:table-cell table:style-name="ce27" table:number-columns-repeated="989"/>
        </table:table-row>
        <table:table-row table:style-name="ro7">
          <table:table-cell table:style-name="ce27" table:number-columns-repeated="4"/>
          <table:table-cell table:style-name="ce39" office:value-type="string" table:number-columns-spanned="3" table:number-rows-spanned="1">
            <text:p>Tareas pendientes</text:p>
          </table:table-cell>
          <table:covered-table-cell table:number-columns-repeated="2" table:style-name="ce39"/>
          <table:table-cell table:style-name="ce47" table:formula="of:=COUNTIF([.H10:.H1000];&quot;&gt;0&quot;)" office:value-type="float" office:value="0">
            <text:p>0</text:p>
          </table:table-cell>
          <table:table-cell table:style-name="ce47" table:formula="of:=COUNTIF([.I10:.I1000];&quot;&gt;0&quot;)" office:value-type="float" office:value="0">
            <text:p>0</text:p>
          </table:table-cell>
          <table:table-cell table:style-name="ce47" table:formula="of:=COUNTIF([.J10:.J1000];&quot;&gt;0&quot;)" office:value-type="float" office:value="0">
            <text:p>0</text:p>
          </table:table-cell>
          <table:table-cell table:style-name="ce47" table:formula="of:=COUNTIF([.K10:.K1000];&quot;&gt;0&quot;)" office:value-type="float" office:value="0">
            <text:p>0</text:p>
          </table:table-cell>
          <table:table-cell table:style-name="ce47" table:formula="of:=COUNTIF([.L10:.L1000];&quot;&gt;0&quot;)" office:value-type="float" office:value="0">
            <text:p>0</text:p>
          </table:table-cell>
          <table:table-cell table:style-name="ce47" table:formula="of:=COUNTIF([.M10:.M1000];&quot;&gt;0&quot;)" office:value-type="float" office:value="0">
            <text:p>0</text:p>
          </table:table-cell>
          <table:table-cell table:style-name="ce47" table:formula="of:=COUNTIF([.N10:.N1000];&quot;&gt;0&quot;)" office:value-type="float" office:value="0">
            <text:p>0</text:p>
          </table:table-cell>
          <table:table-cell table:style-name="ce47" table:formula="of:=COUNTIF([.O10:.O1000];&quot;&gt;0&quot;)" office:value-type="float" office:value="0">
            <text:p>0</text:p>
          </table:table-cell>
          <table:table-cell table:style-name="ce47" table:formula="of:=COUNTIF([.P10:.P1000];&quot;&gt;0&quot;)" office:value-type="float" office:value="0">
            <text:p>0</text:p>
          </table:table-cell>
          <table:table-cell table:style-name="ce47" table:formula="of:=COUNTIF([.Q10:.Q1000];&quot;&gt;0&quot;)" office:value-type="float" office:value="0">
            <text:p>0</text:p>
          </table:table-cell>
          <table:table-cell table:style-name="ce47" table:formula="of:=COUNTIF([.R10:.R1000];&quot;&gt;0&quot;)" office:value-type="float" office:value="0">
            <text:p>0</text:p>
          </table:table-cell>
          <table:table-cell table:style-name="ce47" table:formula="of:=COUNTIF([.S10:.S1000];&quot;&gt;0&quot;)" office:value-type="float" office:value="0">
            <text:p>0</text:p>
          </table:table-cell>
          <table:table-cell table:style-name="ce47" table:formula="of:=COUNTIF([.T10:.T1000];&quot;&gt;0&quot;)" office:value-type="float" office:value="0">
            <text:p>0</text:p>
          </table:table-cell>
          <table:table-cell table:style-name="ce47" table:formula="of:=COUNTIF([.U10:.U1000];&quot;&gt;0&quot;)" office:value-type="float" office:value="0">
            <text:p>0</text:p>
          </table:table-cell>
          <table:table-cell table:style-name="ce47" table:formula="of:=COUNTIF([.V10:.V1000];&quot;&gt;0&quot;)" office:value-type="float" office:value="0">
            <text:p>0</text:p>
          </table:table-cell>
          <table:table-cell table:style-name="ce47" table:formula="of:=COUNTIF([.W10:.W1000];&quot;&gt;0&quot;)" office:value-type="float" office:value="0">
            <text:p>0</text:p>
          </table:table-cell>
          <table:table-cell table:style-name="ce47" table:formula="of:=COUNTIF([.X10:.X1000];&quot;&gt;0&quot;)" office:value-type="float" office:value="0">
            <text:p>0</text:p>
          </table:table-cell>
          <table:table-cell table:style-name="ce47" table:formula="of:=COUNTIF([.Y10:.Y1000];&quot;&gt;0&quot;)" office:value-type="float" office:value="0">
            <text:p>0</text:p>
          </table:table-cell>
          <table:table-cell table:style-name="ce47" table:formula="of:=COUNTIF([.Z10:.Z1000];&quot;&gt;0&quot;)" office:value-type="float" office:value="0">
            <text:p>0</text:p>
          </table:table-cell>
          <table:table-cell table:style-name="ce47" table:formula="of:=COUNTIF([.AA10:.AA1000];&quot;&gt;0&quot;)" office:value-type="float" office:value="0">
            <text:p>0</text:p>
          </table:table-cell>
          <table:table-cell table:style-name="ce47" table:formula="of:=COUNTIF([.AB10:.AB1000];&quot;&gt;0&quot;)" office:value-type="float" office:value="0">
            <text:p>0</text:p>
          </table:table-cell>
          <table:table-cell table:style-name="ce47" table:formula="of:=COUNTIF([.AC10:.AC1000];&quot;&gt;0&quot;)" office:value-type="float" office:value="0">
            <text:p>0</text:p>
          </table:table-cell>
          <table:table-cell table:style-name="ce47" table:formula="of:=COUNTIF([.AD10:.AD1000];&quot;&gt;0&quot;)" office:value-type="float" office:value="0">
            <text:p>0</text:p>
          </table:table-cell>
          <table:table-cell table:style-name="ce47" table:formula="of:=COUNTIF([.AE10:.AE1000];&quot;&gt;0&quot;)" office:value-type="float" office:value="0">
            <text:p>0</text:p>
          </table:table-cell>
          <table:table-cell table:style-name="ce54"/>
          <table:table-cell table:style-name="ce27" table:number-columns-repeated="5"/>
          <table:table-cell table:style-name="ce27" table:formula="of:=[$BacklogDeProducto.B5]" office:value-type="string" office:string-value="Revisión de Sprint #1">
            <text:p>Revisión de Sprint #1</text:p>
          </table:table-cell>
          <table:table-cell table:style-name="ce56" table:formula="of:=[$Config.A14]" office:value-type="string" office:string-value="Requerimientos">
            <text:p>Requerimientos</text:p>
          </table:table-cell>
          <table:table-cell table:style-name="ce56" table:formula="of:=[$Config.B14]" office:value-type="string" office:string-value="En curso">
            <text:p>En curso</text:p>
          </table:table-cell>
          <table:table-cell table:style-name="ce56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8">
          <table:table-cell table:number-columns-repeated="4"/>
          <table:table-cell table:style-name="ce40" office:value-type="string" table:number-columns-spanned="3" table:number-rows-spanned="1">
            <text:p>Horas de trabajo pendientes</text:p>
          </table:table-cell>
          <table:covered-table-cell table:number-columns-repeated="2" table:style-name="ce40"/>
          <table:table-cell table:style-name="ce48" table:formula="of:=SUM([.H9:.H1000])" office:value-type="float" office:value="0">
            <text:p>0</text:p>
          </table:table-cell>
          <table:table-cell table:style-name="ce48" table:formula="of:=SUM([.I9:.I1000])" office:value-type="float" office:value="0">
            <text:p>0</text:p>
          </table:table-cell>
          <table:table-cell table:style-name="ce48" table:formula="of:=SUM([.J9:.J1000])" office:value-type="float" office:value="0">
            <text:p>0</text:p>
          </table:table-cell>
          <table:table-cell table:style-name="ce48" table:formula="of:=SUM([.K9:.K1000])" office:value-type="float" office:value="0">
            <text:p>0</text:p>
          </table:table-cell>
          <table:table-cell table:style-name="ce48" table:formula="of:=SUM([.L9:.L1000])" office:value-type="float" office:value="0">
            <text:p>0</text:p>
          </table:table-cell>
          <table:table-cell table:style-name="ce48" table:formula="of:=SUM([.M9:.M1000])" office:value-type="float" office:value="0">
            <text:p>0</text:p>
          </table:table-cell>
          <table:table-cell table:style-name="ce48" table:formula="of:=SUM([.N9:.N1000])" office:value-type="float" office:value="0">
            <text:p>0</text:p>
          </table:table-cell>
          <table:table-cell table:style-name="ce48" table:formula="of:=SUM([.O9:.O1000])" office:value-type="float" office:value="0">
            <text:p>0</text:p>
          </table:table-cell>
          <table:table-cell table:style-name="ce48" table:formula="of:=SUM([.P9:.P1000])" office:value-type="float" office:value="0">
            <text:p>0</text:p>
          </table:table-cell>
          <table:table-cell table:style-name="ce48" table:formula="of:=SUM([.Q9:.Q1000])" office:value-type="float" office:value="0">
            <text:p>0</text:p>
          </table:table-cell>
          <table:table-cell table:style-name="ce48" table:formula="of:=SUM([.R9:.R1000])" office:value-type="float" office:value="0">
            <text:p>0</text:p>
          </table:table-cell>
          <table:table-cell table:style-name="ce48" table:formula="of:=SUM([.S9:.S1000])" office:value-type="float" office:value="0">
            <text:p>0</text:p>
          </table:table-cell>
          <table:table-cell table:style-name="ce48" table:formula="of:=SUM([.T9:.T1000])" office:value-type="float" office:value="0">
            <text:p>0</text:p>
          </table:table-cell>
          <table:table-cell table:style-name="ce48" table:formula="of:=SUM([.U9:.U1000])" office:value-type="float" office:value="0">
            <text:p>0</text:p>
          </table:table-cell>
          <table:table-cell table:style-name="ce48" table:formula="of:=SUM([.V9:.V1000])" office:value-type="float" office:value="0">
            <text:p>0</text:p>
          </table:table-cell>
          <table:table-cell table:style-name="ce48" table:formula="of:=SUM([.W9:.W1000])" office:value-type="float" office:value="0">
            <text:p>0</text:p>
          </table:table-cell>
          <table:table-cell table:style-name="ce48" table:formula="of:=SUM([.X9:.X1000])" office:value-type="float" office:value="0">
            <text:p>0</text:p>
          </table:table-cell>
          <table:table-cell table:style-name="ce48" table:formula="of:=SUM([.Y9:.Y1000])" office:value-type="float" office:value="0">
            <text:p>0</text:p>
          </table:table-cell>
          <table:table-cell table:style-name="ce48" table:formula="of:=SUM([.Z9:.Z1000])" office:value-type="float" office:value="0">
            <text:p>0</text:p>
          </table:table-cell>
          <table:table-cell table:style-name="ce48" table:formula="of:=SUM([.AA9:.AA1000])" office:value-type="float" office:value="0">
            <text:p>0</text:p>
          </table:table-cell>
          <table:table-cell table:style-name="ce48" table:formula="of:=SUM([.AB9:.AB1000])" office:value-type="float" office:value="0">
            <text:p>0</text:p>
          </table:table-cell>
          <table:table-cell table:style-name="ce48" table:formula="of:=SUM([.AC9:.AC1000])" office:value-type="float" office:value="0">
            <text:p>0</text:p>
          </table:table-cell>
          <table:table-cell table:style-name="ce48" table:formula="of:=SUM([.AD9:.AD1000])" office:value-type="float" office:value="0">
            <text:p>0</text:p>
          </table:table-cell>
          <table:table-cell table:style-name="ce48" table:formula="of:=SUM([.AE9:.AE1000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Analisis de Arquitectura ">
            <text:p>Analisis de Arquitectura </text:p>
          </table:table-cell>
          <table:table-cell table:style-name="ce56" table:formula="of:=[$Config.A15]" office:value-type="string" office:string-value="Análisis">
            <text:p>Análisis</text:p>
          </table:table-cell>
          <table:table-cell table:style-name="ce56" table:formula="of:=[$Config.B15]" office:value-type="string" office:string-value="En curso">
            <text:p>En curso</text:p>
          </table:table-cell>
          <table:table-cell table:style-name="ce56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9">
          <table:table-cell table:style-name="ce28" office:value-type="string" table:number-columns-spanned="7" table:number-rows-spanned="1">
            <text:p>BACKLOG DEL SPRINT</text:p>
          </table:table-cell>
          <table:covered-table-cell table:number-columns-repeated="6" table:style-name="ce28"/>
          <table:table-cell table:style-name="ce49" office:value-type="string" table:number-columns-spanned="24" table:number-rows-spanned="2">
            <text:p>ESFUERZO</text:p>
          </table:table-cell>
          <table:covered-table-cell table:number-columns-repeated="23" table:style-name="ce49"/>
          <table:table-cell table:number-columns-repeated="6"/>
          <table:table-cell table:style-name="ce27" table:formula="of:=[$BacklogDeProducto.B7]" office:value-type="string" office:string-value="Analisis de Casos de Uso">
            <text:p>Analisis de Casos de Uso</text:p>
          </table:table-cell>
          <table:table-cell table:style-name="ce56" table:formula="of:=[$Config.A16]" office:value-type="string" office:string-value="Diseño">
            <text:p>Diseño</text:p>
          </table:table-cell>
          <table:table-cell table:style-name="ce56" table:formula="of:=[$Config.B16]" office:value-type="string" office:string-value="Terminada">
            <text:p>Terminada</text:p>
          </table:table-cell>
          <table:table-cell table:style-name="ce56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8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number-columns-repeated="24" table:style-name="ce49"/>
          <table:table-cell table:style-name="ce55"/>
          <table:table-cell table:number-columns-repeated="5"/>
          <table:table-cell table:style-name="ce27" table:formula="of:=[$BacklogDeProducto.B8]" office:value-type="string" office:string-value="Analisis de Clases">
            <text:p>Analisis de Clases</text:p>
          </table:table-cell>
          <table:table-cell table:style-name="ce56" table:formula="of:=[$Config.A17]" office:value-type="string" office:string-value="Implementación">
            <text:p>Implementación</text:p>
          </table:table-cell>
          <table:table-cell table:style-name="ce56" table:formula="of:=[$Config.B17]" office:value-type="string" office:string-value="Eliminada">
            <text:p>Eliminada</text:p>
          </table:table-cell>
          <table:table-cell table:style-name="ce56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10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Sprint#1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nalisis de Paquetes">
            <text:p>Analisis de Paquetes</text:p>
          </table:table-cell>
          <table:table-cell table:style-name="ce56" table:formula="of:=[$Config.A18]" office:value-type="string" office:string-value="Prueba">
            <text:p>Prueba</text:p>
          </table:table-cell>
          <table:table-cell table:style-name="ce56" table:formula="of:=[$Config.B18]" office:value-type="float" office:value="0">
            <text:p>0</text:p>
          </table:table-cell>
          <table:table-cell table:style-name="ce56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1-Administrar Grupo de Amig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2]" office:value-type="float" office:value="0">
            <text:p>0</text:p>
          </table:table-cell>
          <table:table-cell table:style-name="ce56" table:formula="of:=[$Config.A21]" office:value-type="float" office:value="0">
            <text:p>0</text:p>
          </table:table-cell>
          <table:table-cell table:style-name="ce56" table:formula="of:=[$Config.B21]" office:value-type="float" office:value="0">
            <text:p>0</text:p>
          </table:table-cell>
          <table:table-cell table:style-name="ce56" table:formula="of:=[$Config.C21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2-manejo Permis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3]" office:value-type="float" office:value="0">
            <text:p>0</text:p>
          </table:table-cell>
          <table:table-cell table:style-name="ce56" table:formula="of:=[$Config.A22]" office:value-type="float" office:value="0">
            <text:p>0</text:p>
          </table:table-cell>
          <table:table-cell table:style-name="ce56" table:formula="of:=[$Config.B22]" office:value-type="float" office:value="0">
            <text:p>0</text:p>
          </table:table-cell>
          <table:table-cell table:style-name="ce56" table:formula="of:=[$Config.C22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3-Manejo de Comentari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4]" office:value-type="float" office:value="0">
            <text:p>0</text:p>
          </table:table-cell>
          <table:table-cell table:style-name="ce56" table:formula="of:=[$Config.A23]" office:value-type="float" office:value="0">
            <text:p>0</text:p>
          </table:table-cell>
          <table:table-cell table:style-name="ce56" table:formula="of:=[$Config.B23]" office:value-type="float" office:value="0">
            <text:p>0</text:p>
          </table:table-cell>
          <table:table-cell table:style-name="ce56" table:formula="of:=[$Config.C23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4-Administrar Mur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5]" office:value-type="float" office:value="0">
            <text:p>0</text:p>
          </table:table-cell>
          <table:table-cell table:style-name="ce56" table:formula="of:=[$Config.A24]" office:value-type="float" office:value="0">
            <text:p>0</text:p>
          </table:table-cell>
          <table:table-cell table:style-name="ce56" table:formula="of:=[$Config.B24]" office:value-type="float" office:value="0">
            <text:p>0</text:p>
          </table:table-cell>
          <table:table-cell table:style-name="ce56" table:formula="of:=[$Config.C24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5-Administrar Pag Ppal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6]" office:value-type="float" office:value="0">
            <text:p>0</text:p>
          </table:table-cell>
          <table:table-cell table:style-name="ce56" table:formula="of:=[$Config.A25]" office:value-type="float" office:value="0">
            <text:p>0</text:p>
          </table:table-cell>
          <table:table-cell table:style-name="ce56" table:formula="of:=[$Config.B25]" office:value-type="float" office:value="0">
            <text:p>0</text:p>
          </table:table-cell>
          <table:table-cell table:style-name="ce56" table:formula="of:=[$Config.C25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6-Manejar Album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7]" office:value-type="float" office:value="0">
            <text:p>0</text:p>
          </table:table-cell>
          <table:table-cell table:style-name="ce56" table:formula="of:=[$Config.G14]" office:value-type="float" office:value="0">
            <text:p>0</text:p>
          </table:table-cell>
          <table:table-cell table:style-name="ce56" table:formula="of:=[$Config.H14]" office:value-type="float" office:value="0">
            <text:p>0</text:p>
          </table:table-cell>
          <table:table-cell table:style-name="ce56" table:formula="of:=[$Config.I14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7-Invitar Amig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8]" office:value-type="float" office:value="0">
            <text:p>0</text:p>
          </table:table-cell>
          <table:table-cell table:number-columns-repeated="986"/>
        </table:table-row>
        <table:table-row table:style-name="ro12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8-Registrar Usuari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9-Manejar Notificacione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10-Ingresar al Sistema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Arquitectura </text:p>
          </table:table-cell>
          <table:table-cell table:style-name="ce33" office:value-type="string" table:number-columns-spanned="3" table:number-rows-spanned="1">
            <text:p>Identificacion de Paquete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Arquitectura </text:p>
          </table:table-cell>
          <table:table-cell table:style-name="ce33" office:value-type="string" table:number-columns-spanned="3" table:number-rows-spanned="1">
            <text:p>Agrupacion de CU en Paquete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 table:number-columns-spanned="3" table:number-rows-spanned="1">
            <text:p>Analizar CU 0001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2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3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4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5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6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7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8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9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10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1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2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3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5"/>
          <table:table-cell table:style-name="ce51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4" office:value-type="string" table:number-columns-spanned="3" table:number-rows-spanned="1">
            <text:p>Analizar Clases Resultantes CU 0004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5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6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6"/>
          <table:table-cell table:style-name="ce52"/>
          <table:table-cell table:style-name="ce31" table:number-columns-repeated="3"/>
          <table:table-cell/>
          <table:table-cell table:style-name="ce31"/>
          <table:table-cell table:style-name="ce52"/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4" office:value-type="string" table:number-columns-spanned="3" table:number-rows-spanned="1">
            <text:p>Analizar Clases Resultantes CU 0007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8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9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10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Paquetes</text:p>
          </table:table-cell>
          <table:table-cell table:style-name="ce33" office:value-type="string" table:number-columns-spanned="3" table:number-rows-spanned="1">
            <text:p>Analisis de Paquetes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3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10" table:print="false">
        <table:table-column table:style-name="co1" table:default-cell-style-name="Default"/>
        <table:table-column table:style-name="co15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57"/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>
          <table:table-cell table:style-name="ce57"/>
          <table:table-cell table:style-name="ce59" office:value-type="string" table:number-columns-spanned="15" table:number-rows-spanned="1">
            <text:p>Proyecto</text:p>
          </table:table-cell>
          <table:covered-table-cell table:number-columns-repeated="14" table:style-name="ce59"/>
          <table:table-cell/>
          <table:table-cell table:style-name="ce66" office:value-type="string" table:number-columns-spanned="2" table:number-rows-spanned="1">
            <text:p>SPRINT</text:p>
          </table:table-cell>
          <table:covered-table-cell table:style-name="ce66"/>
          <table:table-cell table:style-name="ce67" office:value-type="string" table:number-columns-spanned="2" table:number-rows-spanned="1">
            <text:p>INICIO</text:p>
          </table:table-cell>
          <table:covered-table-cell table:style-name="ce67"/>
          <table:table-cell table:style-name="ce69" office:value-type="string" table:number-columns-spanned="2" table:number-rows-spanned="1">
            <text:p>DÍAS</text:p>
          </table:table-cell>
          <table:covered-table-cell table:style-name="ce69"/>
          <table:table-cell table:number-columns-repeated="1001"/>
        </table:table-row>
        <table:table-row table:style-name="ro1">
          <table:table-cell table:style-name="ce57"/>
          <table:table-cell table:style-name="ce60" table:formula="of:=[$Config.A6]" office:value-type="string" office:string-value="UMBOOK" table:number-columns-spanned="15" table:number-rows-spanned="1">
            <text:p>UMBOOK</text:p>
          </table:table-cell>
          <table:covered-table-cell table:number-columns-repeated="14" table:style-name="ce60"/>
          <table:table-cell/>
          <table:table-cell table:style-name="ce60" table:formula="of:=[$Config.A9]" office:value-type="float" office:value="2" table:number-columns-spanned="2" table:number-rows-spanned="1">
            <text:p>2</text:p>
          </table:table-cell>
          <table:covered-table-cell table:style-name="ce60"/>
          <table:table-cell table:style-name="ce68" table:formula="of:=[$Config.B9]" office:value-type="float" office:value="40665" table:number-columns-spanned="2" table:number-rows-spanned="1">
            <text:p>2-may-11</text:p>
          </table:table-cell>
          <table:covered-table-cell table:style-name="ce68"/>
          <table:table-cell table:style-name="ce70" table:formula="of:=[$Config.C9]" office:value-type="float" office:value="14" table:number-columns-spanned="2" table:number-rows-spanned="1">
            <text:p>14</text:p>
          </table:table-cell>
          <table:covered-table-cell table:style-name="ce70"/>
          <table:table-cell table:number-columns-repeated="1001"/>
        </table:table-row>
        <table:table-row table:style-name="ro1">
          <table:table-cell table:style-name="ce57"/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>
          <table:table-cell table:style-name="ce57">
            <draw:frame table:end-cell-address="Gráficos.X20" table:end-x="0.286cm" table:end-y="0.184cm" draw:z-index="0" draw:name="Chart 1" draw:style-name="gr1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 table:number-rows-repeated="15">
          <table:table-cell table:style-name="ce57"/>
          <table:table-cell table:number-columns-repeated="1023"/>
        </table:table-row>
        <table:table-row table:style-name="ro1">
          <table:table-cell table:style-name="ce57">
            <draw:frame table:end-cell-address="Gráficos.X36" table:end-x="0.317cm" table:end-y="0.185cm" draw:z-index="1" draw:name="Chart 2" draw:style-name="gr1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57"/>
          <table:table-cell table:number-columns-repeated="1023"/>
        </table:table-row>
        <table:table-row table:style-name="ro1">
          <table:table-cell table:style-name="ce57">
            <draw:frame table:end-cell-address="Gráficos.X53" table:end-x="0.484cm" table:end-y="0.004cm" draw:z-index="2" draw:name="Chart 3" draw:style-name="gr1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57"/>
          <table:table-cell table:number-columns-repeated="1023"/>
        </table:table-row>
        <table:table-row table:style-name="ro13">
          <table:table-cell table:style-name="ce57"/>
          <table:table-cell table:number-columns-repeated="1023"/>
        </table:table-row>
        <table:table-row table:style-name="ro6">
          <table:table-cell table:style-name="ce57"/>
          <table:table-cell table:style-name="ce61" table:formula="of:=[$Estimacion_Tiempos.H5]" office:value-type="string" office:string-value="16-Mayo">
            <text:p>16-Mayo</text:p>
          </table:table-cell>
          <table:table-cell table:style-name="ce61" table:formula="of:=[$Estimacion_Tiempos.I5]" office:value-type="string" office:string-value="17-Mayo">
            <text:p>17-Mayo</text:p>
          </table:table-cell>
          <table:table-cell table:style-name="ce61" table:formula="of:=[$Estimacion_Tiempos.J5]" office:value-type="string" office:string-value="18-Mayo">
            <text:p>18-Mayo</text:p>
          </table:table-cell>
          <table:table-cell table:style-name="ce61" table:formula="of:=[$Estimacion_Tiempos.K5]" office:value-type="string" office:string-value="19-Mayo">
            <text:p>19-Mayo</text:p>
          </table:table-cell>
          <table:table-cell table:style-name="ce61" table:formula="of:=[$Estimacion_Tiempos.L5]" office:value-type="string" office:string-value="20-Mayo">
            <text:p>20-Mayo</text:p>
          </table:table-cell>
          <table:table-cell table:style-name="ce61" table:formula="of:=[$Estimacion_Tiempos.M5]" office:value-type="string" office:string-value="21-Mayo">
            <text:p>21-Mayo</text:p>
          </table:table-cell>
          <table:table-cell table:style-name="ce61" table:formula="of:=[$Estimacion_Tiempos.N5]" office:value-type="string" office:string-value="22-Mayo">
            <text:p>22-Mayo</text:p>
          </table:table-cell>
          <table:table-cell table:style-name="ce61" table:formula="of:=[$Estimacion_Tiempos.O5]" office:value-type="string" office:string-value="23-Mayo">
            <text:p>23-Mayo</text:p>
          </table:table-cell>
          <table:table-cell table:style-name="ce61" table:formula="of:=[$Estimacion_Tiempos.P5]" office:value-type="string" office:string-value="24-Mayo">
            <text:p>24-Mayo</text:p>
          </table:table-cell>
          <table:table-cell table:style-name="ce61" table:formula="of:=[$Estimacion_Tiempos.Q5]" office:value-type="string" office:string-value="25-Mayo">
            <text:p>25-Mayo</text:p>
          </table:table-cell>
          <table:table-cell table:style-name="ce61" table:formula="of:=[$Estimacion_Tiempos.R5]" office:value-type="string" office:string-value="26-Mayo">
            <text:p>26-Mayo</text:p>
          </table:table-cell>
          <table:table-cell table:style-name="ce61" table:formula="of:=[$Estimacion_Tiempos.S5]" office:value-type="string" office:string-value="27-Mayo">
            <text:p>27-Mayo</text:p>
          </table:table-cell>
          <table:table-cell table:style-name="ce61" table:formula="of:=[$Estimacion_Tiempos.T5]" office:value-type="string" office:string-value="28-Mayo">
            <text:p>28-Mayo</text:p>
          </table:table-cell>
          <table:table-cell table:style-name="ce61" table:formula="of:=[$Estimacion_Tiempos.U5]" office:value-type="string" office:string-value="29-Mayo">
            <text:p>29-Mayo</text:p>
          </table:table-cell>
          <table:table-cell table:style-name="ce61" table:formula="of:=[$Estimacion_Tiempos.V5]" office:value-type="string" office:string-value="30-Mayo">
            <text:p>30-Mayo</text:p>
          </table:table-cell>
          <table:table-cell table:style-name="ce61" table:formula="of:=[$Estimacion_Tiempos.W5]" office:value-type="string" office:string-value="31-Mayo">
            <text:p>31-Mayo</text:p>
          </table:table-cell>
          <table:table-cell table:style-name="ce61" table:formula="of:=[$Estimacion_Tiempos.X5]" office:value-type="string" office:string-value="1-Junio">
            <text:p>1-Junio</text:p>
          </table:table-cell>
          <table:table-cell table:style-name="ce61" table:formula="of:=[$Estimacion_Tiempos.Y5]" office:value-type="string" office:string-value="2-Junio">
            <text:p>2-Junio</text:p>
          </table:table-cell>
          <table:table-cell table:style-name="ce61" table:formula="of:=[$Estimacion_Tiempos.Z5]" office:value-type="string" office:string-value="3-Junio">
            <text:p>3-Junio</text:p>
          </table:table-cell>
          <table:table-cell table:style-name="ce61" table:formula="of:=[$Estimacion_Tiempos.AA5]" office:value-type="string" office:string-value="4-Junio">
            <text:p>4-Junio</text:p>
          </table:table-cell>
          <table:table-cell table:style-name="ce61" table:formula="of:=[$Estimacion_Tiempos.AB5]" office:value-type="string" office:string-value="5-Junio">
            <text:p>5-Junio</text:p>
          </table:table-cell>
          <table:table-cell table:style-name="ce61" table:formula="of:=[$Estimacion_Tiempos.AC5]" office:value-type="string" office:string-value="6-Junio">
            <text:p>6-Junio</text:p>
          </table:table-cell>
          <table:table-cell table:style-name="ce61" table:formula="of:=[$Estimacion_Tiempos.AD5]" office:value-type="string" office:string-value="7-Junio">
            <text:p>7-Junio</text:p>
          </table:table-cell>
          <table:table-cell table:style-name="ce61" table:formula="of:=[$Estimacion_Tiempos.AE5]" office:value-type="string" office:string-value="8-Junio">
            <text:p>8-Junio</text:p>
          </table:table-cell>
          <table:table-cell table:number-columns-repeated="999"/>
        </table:table-row>
        <table:table-row table:style-name="ro1">
          <table:table-cell table:style-name="ce58" table:formula="of:=[$Config.C14]" office:value-type="string" office:string-value="Chelo">
            <text:p>Chelo</text:p>
          </table:table-cell>
          <table:table-cell table:style-name="ce62" table:formula="of:=SUMIF([$Estimacion_Tiempos.$G$10:.$G$1000];[.$A58];[$Estimacion_Tiempos.H$10:.H$1000])" office:value-type="float" office:value="0">
            <text:p>0</text:p>
          </table:table-cell>
          <table:table-cell table:style-name="ce62" table:formula="of:=SUMIF([$Estimacion_Tiempos.$G$10:.$G$1000];[.$A58];[$Estimacion_Tiempos.I$10:.I$1000])" office:value-type="float" office:value="0">
            <text:p>0</text:p>
          </table:table-cell>
          <table:table-cell table:style-name="ce62" table:formula="of:=SUMIF([$Estimacion_Tiempos.$G$10:.$G$1000];[.$A58];[$Estimacion_Tiempos.J$10:.J$1000])" office:value-type="float" office:value="0">
            <text:p>0</text:p>
          </table:table-cell>
          <table:table-cell table:style-name="ce62" table:formula="of:=SUMIF([$Estimacion_Tiempos.$G$10:.$G$1000];[.$A58];[$Estimacion_Tiempos.K$10:.K$1000])" office:value-type="float" office:value="0">
            <text:p>0</text:p>
          </table:table-cell>
          <table:table-cell table:style-name="ce62" table:formula="of:=SUMIF([$Estimacion_Tiempos.$G$10:.$G$1000];[.$A58];[$Estimacion_Tiempos.L$10:.L$1000])" office:value-type="float" office:value="0">
            <text:p>0</text:p>
          </table:table-cell>
          <table:table-cell table:style-name="ce62" table:formula="of:=SUMIF([$Estimacion_Tiempos.$G$10:.$G$1000];[.$A58];[$Estimacion_Tiempos.M$10:.M$1000])" office:value-type="float" office:value="0">
            <text:p>0</text:p>
          </table:table-cell>
          <table:table-cell table:style-name="ce62" table:formula="of:=SUMIF([$Estimacion_Tiempos.$G$10:.$G$1000];[.$A58];[$Estimacion_Tiempos.N$10:.N$1000])" office:value-type="float" office:value="0">
            <text:p>0</text:p>
          </table:table-cell>
          <table:table-cell table:style-name="ce62" table:formula="of:=SUMIF([$Estimacion_Tiempos.$G$10:.$G$1000];[.$A58];[$Estimacion_Tiempos.O$10:.O$1000])" office:value-type="float" office:value="0">
            <text:p>0</text:p>
          </table:table-cell>
          <table:table-cell table:style-name="ce62" table:formula="of:=SUMIF([$Estimacion_Tiempos.$G$10:.$G$1000];[.$A58];[$Estimacion_Tiempos.P$10:.P$1000])" office:value-type="float" office:value="0">
            <text:p>0</text:p>
          </table:table-cell>
          <table:table-cell table:style-name="ce62" table:formula="of:=SUMIF([$Estimacion_Tiempos.$G$10:.$G$1000];[.$A58];[$Estimacion_Tiempos.Q$10:.Q$1000])" office:value-type="float" office:value="0">
            <text:p>0</text:p>
          </table:table-cell>
          <table:table-cell table:style-name="ce62" table:formula="of:=SUMIF([$Estimacion_Tiempos.$G$10:.$G$1000];[.$A58];[$Estimacion_Tiempos.R$10:.R$1000])" office:value-type="float" office:value="0">
            <text:p>0</text:p>
          </table:table-cell>
          <table:table-cell table:style-name="ce62" table:formula="of:=SUMIF([$Estimacion_Tiempos.$G$10:.$G$1000];[.$A58];[$Estimacion_Tiempos.S$10:.S$1000])" office:value-type="float" office:value="0">
            <text:p>0</text:p>
          </table:table-cell>
          <table:table-cell table:style-name="ce62" table:formula="of:=SUMIF([$Estimacion_Tiempos.$G$10:.$G$1000];[.$A58];[$Estimacion_Tiempos.T$10:.T$1000])" office:value-type="float" office:value="0">
            <text:p>0</text:p>
          </table:table-cell>
          <table:table-cell table:style-name="ce62" table:formula="of:=SUMIF([$Estimacion_Tiempos.$G$10:.$G$1000];[.$A58];[$Estimacion_Tiempos.U$10:.U$1000])" office:value-type="float" office:value="0">
            <text:p>0</text:p>
          </table:table-cell>
          <table:table-cell table:style-name="ce62" table:formula="of:=SUMIF([$Estimacion_Tiempos.$G$10:.$G$1000];[.$A58];[$Estimacion_Tiempos.V$10:.V$1000])" office:value-type="float" office:value="0">
            <text:p>0</text:p>
          </table:table-cell>
          <table:table-cell table:style-name="ce62" table:formula="of:=SUMIF([$Estimacion_Tiempos.$G$10:.$G$1000];[.$A58];[$Estimacion_Tiempos.W$10:.W$1000])" office:value-type="float" office:value="0">
            <text:p>0</text:p>
          </table:table-cell>
          <table:table-cell table:style-name="ce62" table:formula="of:=SUMIF([$Estimacion_Tiempos.$G$10:.$G$1000];[.$A58];[$Estimacion_Tiempos.X$10:.X$1000])" office:value-type="float" office:value="0">
            <text:p>0</text:p>
          </table:table-cell>
          <table:table-cell table:style-name="ce62" table:formula="of:=SUMIF([$Estimacion_Tiempos.$G$10:.$G$1000];[.$A58];[$Estimacion_Tiempos.Y$10:.Y$1000])" office:value-type="float" office:value="0">
            <text:p>0</text:p>
          </table:table-cell>
          <table:table-cell table:style-name="ce62" table:formula="of:=SUMIF([$Estimacion_Tiempos.$G$10:.$G$1000];[.$A58];[$Estimacion_Tiempos.Z$10:.Z$1000])" office:value-type="float" office:value="0">
            <text:p>0</text:p>
          </table:table-cell>
          <table:table-cell table:style-name="ce62" table:formula="of:=SUMIF([$Estimacion_Tiempos.$G$10:.$G$1000];[.$A58];[$Estimacion_Tiempos.AA$10:.AA$1000])" office:value-type="float" office:value="0">
            <text:p>0</text:p>
          </table:table-cell>
          <table:table-cell table:style-name="ce62" table:formula="of:=SUMIF([$Estimacion_Tiempos.$G$10:.$G$1000];[.$A58];[$Estimacion_Tiempos.AB$10:.AB$1000])" office:value-type="float" office:value="0">
            <text:p>0</text:p>
          </table:table-cell>
          <table:table-cell table:style-name="ce62" table:formula="of:=SUMIF([$Estimacion_Tiempos.$G$10:.$G$1000];[.$A58];[$Estimacion_Tiempos.AC$10:.AC$1000])" office:value-type="float" office:value="0">
            <text:p>0</text:p>
          </table:table-cell>
          <table:table-cell table:style-name="ce62" table:formula="of:=SUMIF([$Estimacion_Tiempos.$G$10:.$G$1000];[.$A58];[$Estimacion_Tiempos.AD$10:.AD$1000])" office:value-type="float" office:value="0">
            <text:p>0</text:p>
          </table:table-cell>
          <table:table-cell table:style-name="ce62" table:formula="of:=SUMIF([$Estimacion_Tiempos.$G$10:.$G$1000];[.$A58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5]" office:value-type="string" office:string-value="Lean">
            <text:p>Lean</text:p>
          </table:table-cell>
          <table:table-cell table:style-name="ce62" table:formula="of:=SUMIF([$Estimacion_Tiempos.$G$10:.$G$1000];[.$A59];[$Estimacion_Tiempos.H$10:.H$1000])" office:value-type="float" office:value="0">
            <text:p>0</text:p>
          </table:table-cell>
          <table:table-cell table:style-name="ce62" table:formula="of:=SUMIF([$Estimacion_Tiempos.$G$10:.$G$1000];[.$A59];[$Estimacion_Tiempos.I$10:.I$1000])" office:value-type="float" office:value="0">
            <text:p>0</text:p>
          </table:table-cell>
          <table:table-cell table:style-name="ce62" table:formula="of:=SUMIF([$Estimacion_Tiempos.$G$10:.$G$1000];[.$A59];[$Estimacion_Tiempos.J$10:.J$1000])" office:value-type="float" office:value="0">
            <text:p>0</text:p>
          </table:table-cell>
          <table:table-cell table:style-name="ce62" table:formula="of:=SUMIF([$Estimacion_Tiempos.$G$10:.$G$1000];[.$A59];[$Estimacion_Tiempos.K$10:.K$1000])" office:value-type="float" office:value="0">
            <text:p>0</text:p>
          </table:table-cell>
          <table:table-cell table:style-name="ce62" table:formula="of:=SUMIF([$Estimacion_Tiempos.$G$10:.$G$1000];[.$A59];[$Estimacion_Tiempos.L$10:.L$1000])" office:value-type="float" office:value="0">
            <text:p>0</text:p>
          </table:table-cell>
          <table:table-cell table:style-name="ce62" table:formula="of:=SUMIF([$Estimacion_Tiempos.$G$10:.$G$1000];[.$A59];[$Estimacion_Tiempos.M$10:.M$1000])" office:value-type="float" office:value="0">
            <text:p>0</text:p>
          </table:table-cell>
          <table:table-cell table:style-name="ce62" table:formula="of:=SUMIF([$Estimacion_Tiempos.$G$10:.$G$1000];[.$A59];[$Estimacion_Tiempos.N$10:.N$1000])" office:value-type="float" office:value="0">
            <text:p>0</text:p>
          </table:table-cell>
          <table:table-cell table:style-name="ce62" table:formula="of:=SUMIF([$Estimacion_Tiempos.$G$10:.$G$1000];[.$A59];[$Estimacion_Tiempos.O$10:.O$1000])" office:value-type="float" office:value="0">
            <text:p>0</text:p>
          </table:table-cell>
          <table:table-cell table:style-name="ce62" table:formula="of:=SUMIF([$Estimacion_Tiempos.$G$10:.$G$1000];[.$A59];[$Estimacion_Tiempos.P$10:.P$1000])" office:value-type="float" office:value="0">
            <text:p>0</text:p>
          </table:table-cell>
          <table:table-cell table:style-name="ce62" table:formula="of:=SUMIF([$Estimacion_Tiempos.$G$10:.$G$1000];[.$A59];[$Estimacion_Tiempos.Q$10:.Q$1000])" office:value-type="float" office:value="0">
            <text:p>0</text:p>
          </table:table-cell>
          <table:table-cell table:style-name="ce62" table:formula="of:=SUMIF([$Estimacion_Tiempos.$G$10:.$G$1000];[.$A59];[$Estimacion_Tiempos.R$10:.R$1000])" office:value-type="float" office:value="0">
            <text:p>0</text:p>
          </table:table-cell>
          <table:table-cell table:style-name="ce62" table:formula="of:=SUMIF([$Estimacion_Tiempos.$G$10:.$G$1000];[.$A59];[$Estimacion_Tiempos.S$10:.S$1000])" office:value-type="float" office:value="0">
            <text:p>0</text:p>
          </table:table-cell>
          <table:table-cell table:style-name="ce62" table:formula="of:=SUMIF([$Estimacion_Tiempos.$G$10:.$G$1000];[.$A59];[$Estimacion_Tiempos.T$10:.T$1000])" office:value-type="float" office:value="0">
            <text:p>0</text:p>
          </table:table-cell>
          <table:table-cell table:style-name="ce62" table:formula="of:=SUMIF([$Estimacion_Tiempos.$G$10:.$G$1000];[.$A59];[$Estimacion_Tiempos.U$10:.U$1000])" office:value-type="float" office:value="0">
            <text:p>0</text:p>
          </table:table-cell>
          <table:table-cell table:style-name="ce62" table:formula="of:=SUMIF([$Estimacion_Tiempos.$G$10:.$G$1000];[.$A59];[$Estimacion_Tiempos.V$10:.V$1000])" office:value-type="float" office:value="0">
            <text:p>0</text:p>
          </table:table-cell>
          <table:table-cell table:style-name="ce62" table:formula="of:=SUMIF([$Estimacion_Tiempos.$G$10:.$G$1000];[.$A59];[$Estimacion_Tiempos.W$10:.W$1000])" office:value-type="float" office:value="0">
            <text:p>0</text:p>
          </table:table-cell>
          <table:table-cell table:style-name="ce62" table:formula="of:=SUMIF([$Estimacion_Tiempos.$G$10:.$G$1000];[.$A59];[$Estimacion_Tiempos.X$10:.X$1000])" office:value-type="float" office:value="0">
            <text:p>0</text:p>
          </table:table-cell>
          <table:table-cell table:style-name="ce62" table:formula="of:=SUMIF([$Estimacion_Tiempos.$G$10:.$G$1000];[.$A59];[$Estimacion_Tiempos.Y$10:.Y$1000])" office:value-type="float" office:value="0">
            <text:p>0</text:p>
          </table:table-cell>
          <table:table-cell table:style-name="ce62" table:formula="of:=SUMIF([$Estimacion_Tiempos.$G$10:.$G$1000];[.$A59];[$Estimacion_Tiempos.Z$10:.Z$1000])" office:value-type="float" office:value="0">
            <text:p>0</text:p>
          </table:table-cell>
          <table:table-cell table:style-name="ce62" table:formula="of:=SUMIF([$Estimacion_Tiempos.$G$10:.$G$1000];[.$A59];[$Estimacion_Tiempos.AA$10:.AA$1000])" office:value-type="float" office:value="0">
            <text:p>0</text:p>
          </table:table-cell>
          <table:table-cell table:style-name="ce62" table:formula="of:=SUMIF([$Estimacion_Tiempos.$G$10:.$G$1000];[.$A59];[$Estimacion_Tiempos.AB$10:.AB$1000])" office:value-type="float" office:value="0">
            <text:p>0</text:p>
          </table:table-cell>
          <table:table-cell table:style-name="ce62" table:formula="of:=SUMIF([$Estimacion_Tiempos.$G$10:.$G$1000];[.$A59];[$Estimacion_Tiempos.AC$10:.AC$1000])" office:value-type="float" office:value="0">
            <text:p>0</text:p>
          </table:table-cell>
          <table:table-cell table:style-name="ce62" table:formula="of:=SUMIF([$Estimacion_Tiempos.$G$10:.$G$1000];[.$A59];[$Estimacion_Tiempos.AD$10:.AD$1000])" office:value-type="float" office:value="0">
            <text:p>0</text:p>
          </table:table-cell>
          <table:table-cell table:style-name="ce62" table:formula="of:=SUMIF([$Estimacion_Tiempos.$G$10:.$G$1000];[.$A59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6]" office:value-type="string" office:string-value="Pela">
            <text:p>Pela</text:p>
          </table:table-cell>
          <table:table-cell table:style-name="ce62" table:formula="of:=SUMIF([$Estimacion_Tiempos.$G$10:.$G$1000];[.$A60];[$Estimacion_Tiempos.H$10:.H$1000])" office:value-type="float" office:value="0">
            <text:p>0</text:p>
          </table:table-cell>
          <table:table-cell table:style-name="ce62" table:formula="of:=SUMIF([$Estimacion_Tiempos.$G$10:.$G$1000];[.$A60];[$Estimacion_Tiempos.I$10:.I$1000])" office:value-type="float" office:value="0">
            <text:p>0</text:p>
          </table:table-cell>
          <table:table-cell table:style-name="ce62" table:formula="of:=SUMIF([$Estimacion_Tiempos.$G$10:.$G$1000];[.$A60];[$Estimacion_Tiempos.J$10:.J$1000])" office:value-type="float" office:value="0">
            <text:p>0</text:p>
          </table:table-cell>
          <table:table-cell table:style-name="ce62" table:formula="of:=SUMIF([$Estimacion_Tiempos.$G$10:.$G$1000];[.$A60];[$Estimacion_Tiempos.K$10:.K$1000])" office:value-type="float" office:value="0">
            <text:p>0</text:p>
          </table:table-cell>
          <table:table-cell table:style-name="ce62" table:formula="of:=SUMIF([$Estimacion_Tiempos.$G$10:.$G$1000];[.$A60];[$Estimacion_Tiempos.L$10:.L$1000])" office:value-type="float" office:value="0">
            <text:p>0</text:p>
          </table:table-cell>
          <table:table-cell table:style-name="ce62" table:formula="of:=SUMIF([$Estimacion_Tiempos.$G$10:.$G$1000];[.$A60];[$Estimacion_Tiempos.M$10:.M$1000])" office:value-type="float" office:value="0">
            <text:p>0</text:p>
          </table:table-cell>
          <table:table-cell table:style-name="ce62" table:formula="of:=SUMIF([$Estimacion_Tiempos.$G$10:.$G$1000];[.$A60];[$Estimacion_Tiempos.N$10:.N$1000])" office:value-type="float" office:value="0">
            <text:p>0</text:p>
          </table:table-cell>
          <table:table-cell table:style-name="ce62" table:formula="of:=SUMIF([$Estimacion_Tiempos.$G$10:.$G$1000];[.$A60];[$Estimacion_Tiempos.O$10:.O$1000])" office:value-type="float" office:value="0">
            <text:p>0</text:p>
          </table:table-cell>
          <table:table-cell table:style-name="ce62" table:formula="of:=SUMIF([$Estimacion_Tiempos.$G$10:.$G$1000];[.$A60];[$Estimacion_Tiempos.P$10:.P$1000])" office:value-type="float" office:value="0">
            <text:p>0</text:p>
          </table:table-cell>
          <table:table-cell table:style-name="ce62" table:formula="of:=SUMIF([$Estimacion_Tiempos.$G$10:.$G$1000];[.$A60];[$Estimacion_Tiempos.Q$10:.Q$1000])" office:value-type="float" office:value="0">
            <text:p>0</text:p>
          </table:table-cell>
          <table:table-cell table:style-name="ce62" table:formula="of:=SUMIF([$Estimacion_Tiempos.$G$10:.$G$1000];[.$A60];[$Estimacion_Tiempos.R$10:.R$1000])" office:value-type="float" office:value="0">
            <text:p>0</text:p>
          </table:table-cell>
          <table:table-cell table:style-name="ce62" table:formula="of:=SUMIF([$Estimacion_Tiempos.$G$10:.$G$1000];[.$A60];[$Estimacion_Tiempos.S$10:.S$1000])" office:value-type="float" office:value="0">
            <text:p>0</text:p>
          </table:table-cell>
          <table:table-cell table:style-name="ce62" table:formula="of:=SUMIF([$Estimacion_Tiempos.$G$10:.$G$1000];[.$A60];[$Estimacion_Tiempos.T$10:.T$1000])" office:value-type="float" office:value="0">
            <text:p>0</text:p>
          </table:table-cell>
          <table:table-cell table:style-name="ce62" table:formula="of:=SUMIF([$Estimacion_Tiempos.$G$10:.$G$1000];[.$A60];[$Estimacion_Tiempos.U$10:.U$1000])" office:value-type="float" office:value="0">
            <text:p>0</text:p>
          </table:table-cell>
          <table:table-cell table:style-name="ce62" table:formula="of:=SUMIF([$Estimacion_Tiempos.$G$10:.$G$1000];[.$A60];[$Estimacion_Tiempos.V$10:.V$1000])" office:value-type="float" office:value="0">
            <text:p>0</text:p>
          </table:table-cell>
          <table:table-cell table:style-name="ce62" table:formula="of:=SUMIF([$Estimacion_Tiempos.$G$10:.$G$1000];[.$A60];[$Estimacion_Tiempos.W$10:.W$1000])" office:value-type="float" office:value="0">
            <text:p>0</text:p>
          </table:table-cell>
          <table:table-cell table:style-name="ce62" table:formula="of:=SUMIF([$Estimacion_Tiempos.$G$10:.$G$1000];[.$A60];[$Estimacion_Tiempos.X$10:.X$1000])" office:value-type="float" office:value="0">
            <text:p>0</text:p>
          </table:table-cell>
          <table:table-cell table:style-name="ce62" table:formula="of:=SUMIF([$Estimacion_Tiempos.$G$10:.$G$1000];[.$A60];[$Estimacion_Tiempos.Y$10:.Y$1000])" office:value-type="float" office:value="0">
            <text:p>0</text:p>
          </table:table-cell>
          <table:table-cell table:style-name="ce62" table:formula="of:=SUMIF([$Estimacion_Tiempos.$G$10:.$G$1000];[.$A60];[$Estimacion_Tiempos.Z$10:.Z$1000])" office:value-type="float" office:value="0">
            <text:p>0</text:p>
          </table:table-cell>
          <table:table-cell table:style-name="ce62" table:formula="of:=SUMIF([$Estimacion_Tiempos.$G$10:.$G$1000];[.$A60];[$Estimacion_Tiempos.AA$10:.AA$1000])" office:value-type="float" office:value="0">
            <text:p>0</text:p>
          </table:table-cell>
          <table:table-cell table:style-name="ce62" table:formula="of:=SUMIF([$Estimacion_Tiempos.$G$10:.$G$1000];[.$A60];[$Estimacion_Tiempos.AB$10:.AB$1000])" office:value-type="float" office:value="0">
            <text:p>0</text:p>
          </table:table-cell>
          <table:table-cell table:style-name="ce62" table:formula="of:=SUMIF([$Estimacion_Tiempos.$G$10:.$G$1000];[.$A60];[$Estimacion_Tiempos.AC$10:.AC$1000])" office:value-type="float" office:value="0">
            <text:p>0</text:p>
          </table:table-cell>
          <table:table-cell table:style-name="ce62" table:formula="of:=SUMIF([$Estimacion_Tiempos.$G$10:.$G$1000];[.$A60];[$Estimacion_Tiempos.AD$10:.AD$1000])" office:value-type="float" office:value="0">
            <text:p>0</text:p>
          </table:table-cell>
          <table:table-cell table:style-name="ce62" table:formula="of:=SUMIF([$Estimacion_Tiempos.$G$10:.$G$1000];[.$A60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7]" office:value-type="string" office:string-value="Pipo">
            <text:p>Pipo</text:p>
          </table:table-cell>
          <table:table-cell table:style-name="ce62" table:formula="of:=SUMIF([$Estimacion_Tiempos.$G$10:.$G$1000];[.$A61];[$Estimacion_Tiempos.H$10:.H$1000])" office:value-type="float" office:value="0">
            <text:p>0</text:p>
          </table:table-cell>
          <table:table-cell table:style-name="ce62" table:formula="of:=SUMIF([$Estimacion_Tiempos.$G$10:.$G$1000];[.$A61];[$Estimacion_Tiempos.I$10:.I$1000])" office:value-type="float" office:value="0">
            <text:p>0</text:p>
          </table:table-cell>
          <table:table-cell table:style-name="ce62" table:formula="of:=SUMIF([$Estimacion_Tiempos.$G$10:.$G$1000];[.$A61];[$Estimacion_Tiempos.J$10:.J$1000])" office:value-type="float" office:value="0">
            <text:p>0</text:p>
          </table:table-cell>
          <table:table-cell table:style-name="ce62" table:formula="of:=SUMIF([$Estimacion_Tiempos.$G$10:.$G$1000];[.$A61];[$Estimacion_Tiempos.K$10:.K$1000])" office:value-type="float" office:value="0">
            <text:p>0</text:p>
          </table:table-cell>
          <table:table-cell table:style-name="ce62" table:formula="of:=SUMIF([$Estimacion_Tiempos.$G$10:.$G$1000];[.$A61];[$Estimacion_Tiempos.L$10:.L$1000])" office:value-type="float" office:value="0">
            <text:p>0</text:p>
          </table:table-cell>
          <table:table-cell table:style-name="ce62" table:formula="of:=SUMIF([$Estimacion_Tiempos.$G$10:.$G$1000];[.$A61];[$Estimacion_Tiempos.M$10:.M$1000])" office:value-type="float" office:value="0">
            <text:p>0</text:p>
          </table:table-cell>
          <table:table-cell table:style-name="ce62" table:formula="of:=SUMIF([$Estimacion_Tiempos.$G$10:.$G$1000];[.$A61];[$Estimacion_Tiempos.N$10:.N$1000])" office:value-type="float" office:value="0">
            <text:p>0</text:p>
          </table:table-cell>
          <table:table-cell table:style-name="ce62" table:formula="of:=SUMIF([$Estimacion_Tiempos.$G$10:.$G$1000];[.$A61];[$Estimacion_Tiempos.O$10:.O$1000])" office:value-type="float" office:value="0">
            <text:p>0</text:p>
          </table:table-cell>
          <table:table-cell table:style-name="ce62" table:formula="of:=SUMIF([$Estimacion_Tiempos.$G$10:.$G$1000];[.$A61];[$Estimacion_Tiempos.P$10:.P$1000])" office:value-type="float" office:value="0">
            <text:p>0</text:p>
          </table:table-cell>
          <table:table-cell table:style-name="ce62" table:formula="of:=SUMIF([$Estimacion_Tiempos.$G$10:.$G$1000];[.$A61];[$Estimacion_Tiempos.Q$10:.Q$1000])" office:value-type="float" office:value="0">
            <text:p>0</text:p>
          </table:table-cell>
          <table:table-cell table:style-name="ce62" table:formula="of:=SUMIF([$Estimacion_Tiempos.$G$10:.$G$1000];[.$A61];[$Estimacion_Tiempos.R$10:.R$1000])" office:value-type="float" office:value="0">
            <text:p>0</text:p>
          </table:table-cell>
          <table:table-cell table:style-name="ce62" table:formula="of:=SUMIF([$Estimacion_Tiempos.$G$10:.$G$1000];[.$A61];[$Estimacion_Tiempos.S$10:.S$1000])" office:value-type="float" office:value="0">
            <text:p>0</text:p>
          </table:table-cell>
          <table:table-cell table:style-name="ce62" table:formula="of:=SUMIF([$Estimacion_Tiempos.$G$10:.$G$1000];[.$A61];[$Estimacion_Tiempos.T$10:.T$1000])" office:value-type="float" office:value="0">
            <text:p>0</text:p>
          </table:table-cell>
          <table:table-cell table:style-name="ce62" table:formula="of:=SUMIF([$Estimacion_Tiempos.$G$10:.$G$1000];[.$A61];[$Estimacion_Tiempos.U$10:.U$1000])" office:value-type="float" office:value="0">
            <text:p>0</text:p>
          </table:table-cell>
          <table:table-cell table:style-name="ce62" table:formula="of:=SUMIF([$Estimacion_Tiempos.$G$10:.$G$1000];[.$A61];[$Estimacion_Tiempos.V$10:.V$1000])" office:value-type="float" office:value="0">
            <text:p>0</text:p>
          </table:table-cell>
          <table:table-cell table:style-name="ce62" table:formula="of:=SUMIF([$Estimacion_Tiempos.$G$10:.$G$1000];[.$A61];[$Estimacion_Tiempos.W$10:.W$1000])" office:value-type="float" office:value="0">
            <text:p>0</text:p>
          </table:table-cell>
          <table:table-cell table:style-name="ce62" table:formula="of:=SUMIF([$Estimacion_Tiempos.$G$10:.$G$1000];[.$A61];[$Estimacion_Tiempos.X$10:.X$1000])" office:value-type="float" office:value="0">
            <text:p>0</text:p>
          </table:table-cell>
          <table:table-cell table:style-name="ce62" table:formula="of:=SUMIF([$Estimacion_Tiempos.$G$10:.$G$1000];[.$A61];[$Estimacion_Tiempos.Y$10:.Y$1000])" office:value-type="float" office:value="0">
            <text:p>0</text:p>
          </table:table-cell>
          <table:table-cell table:style-name="ce62" table:formula="of:=SUMIF([$Estimacion_Tiempos.$G$10:.$G$1000];[.$A61];[$Estimacion_Tiempos.Z$10:.Z$1000])" office:value-type="float" office:value="0">
            <text:p>0</text:p>
          </table:table-cell>
          <table:table-cell table:style-name="ce62" table:formula="of:=SUMIF([$Estimacion_Tiempos.$G$10:.$G$1000];[.$A61];[$Estimacion_Tiempos.AA$10:.AA$1000])" office:value-type="float" office:value="0">
            <text:p>0</text:p>
          </table:table-cell>
          <table:table-cell table:style-name="ce62" table:formula="of:=SUMIF([$Estimacion_Tiempos.$G$10:.$G$1000];[.$A61];[$Estimacion_Tiempos.AB$10:.AB$1000])" office:value-type="float" office:value="0">
            <text:p>0</text:p>
          </table:table-cell>
          <table:table-cell table:style-name="ce62" table:formula="of:=SUMIF([$Estimacion_Tiempos.$G$10:.$G$1000];[.$A61];[$Estimacion_Tiempos.AC$10:.AC$1000])" office:value-type="float" office:value="0">
            <text:p>0</text:p>
          </table:table-cell>
          <table:table-cell table:style-name="ce62" table:formula="of:=SUMIF([$Estimacion_Tiempos.$G$10:.$G$1000];[.$A61];[$Estimacion_Tiempos.AD$10:.AD$1000])" office:value-type="float" office:value="0">
            <text:p>0</text:p>
          </table:table-cell>
          <table:table-cell table:style-name="ce62" table:formula="of:=SUMIF([$Estimacion_Tiempos.$G$10:.$G$1000];[.$A61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8]" office:value-type="string" office:string-value="Tincho">
            <text:p>Tincho</text:p>
          </table:table-cell>
          <table:table-cell table:style-name="ce62" table:formula="of:=SUMIF([$Estimacion_Tiempos.$G$10:.$G$1000];[.$A62];[$Estimacion_Tiempos.H$10:.H$1000])" office:value-type="float" office:value="0">
            <text:p>0</text:p>
          </table:table-cell>
          <table:table-cell table:style-name="ce62" table:formula="of:=SUMIF([$Estimacion_Tiempos.$G$10:.$G$1000];[.$A62];[$Estimacion_Tiempos.I$10:.I$1000])" office:value-type="float" office:value="0">
            <text:p>0</text:p>
          </table:table-cell>
          <table:table-cell table:style-name="ce62" table:formula="of:=SUMIF([$Estimacion_Tiempos.$G$10:.$G$1000];[.$A62];[$Estimacion_Tiempos.J$10:.J$1000])" office:value-type="float" office:value="0">
            <text:p>0</text:p>
          </table:table-cell>
          <table:table-cell table:style-name="ce62" table:formula="of:=SUMIF([$Estimacion_Tiempos.$G$10:.$G$1000];[.$A62];[$Estimacion_Tiempos.K$10:.K$1000])" office:value-type="float" office:value="0">
            <text:p>0</text:p>
          </table:table-cell>
          <table:table-cell table:style-name="ce62" table:formula="of:=SUMIF([$Estimacion_Tiempos.$G$10:.$G$1000];[.$A62];[$Estimacion_Tiempos.L$10:.L$1000])" office:value-type="float" office:value="0">
            <text:p>0</text:p>
          </table:table-cell>
          <table:table-cell table:style-name="ce62" table:formula="of:=SUMIF([$Estimacion_Tiempos.$G$10:.$G$1000];[.$A62];[$Estimacion_Tiempos.M$10:.M$1000])" office:value-type="float" office:value="0">
            <text:p>0</text:p>
          </table:table-cell>
          <table:table-cell table:style-name="ce62" table:formula="of:=SUMIF([$Estimacion_Tiempos.$G$10:.$G$1000];[.$A62];[$Estimacion_Tiempos.N$10:.N$1000])" office:value-type="float" office:value="0">
            <text:p>0</text:p>
          </table:table-cell>
          <table:table-cell table:style-name="ce62" table:formula="of:=SUMIF([$Estimacion_Tiempos.$G$10:.$G$1000];[.$A62];[$Estimacion_Tiempos.O$10:.O$1000])" office:value-type="float" office:value="0">
            <text:p>0</text:p>
          </table:table-cell>
          <table:table-cell table:style-name="ce62" table:formula="of:=SUMIF([$Estimacion_Tiempos.$G$10:.$G$1000];[.$A62];[$Estimacion_Tiempos.P$10:.P$1000])" office:value-type="float" office:value="0">
            <text:p>0</text:p>
          </table:table-cell>
          <table:table-cell table:style-name="ce62" table:formula="of:=SUMIF([$Estimacion_Tiempos.$G$10:.$G$1000];[.$A62];[$Estimacion_Tiempos.Q$10:.Q$1000])" office:value-type="float" office:value="0">
            <text:p>0</text:p>
          </table:table-cell>
          <table:table-cell table:style-name="ce62" table:formula="of:=SUMIF([$Estimacion_Tiempos.$G$10:.$G$1000];[.$A62];[$Estimacion_Tiempos.R$10:.R$1000])" office:value-type="float" office:value="0">
            <text:p>0</text:p>
          </table:table-cell>
          <table:table-cell table:style-name="ce62" table:formula="of:=SUMIF([$Estimacion_Tiempos.$G$10:.$G$1000];[.$A62];[$Estimacion_Tiempos.S$10:.S$1000])" office:value-type="float" office:value="0">
            <text:p>0</text:p>
          </table:table-cell>
          <table:table-cell table:style-name="ce62" table:formula="of:=SUMIF([$Estimacion_Tiempos.$G$10:.$G$1000];[.$A62];[$Estimacion_Tiempos.T$10:.T$1000])" office:value-type="float" office:value="0">
            <text:p>0</text:p>
          </table:table-cell>
          <table:table-cell table:style-name="ce62" table:formula="of:=SUMIF([$Estimacion_Tiempos.$G$10:.$G$1000];[.$A62];[$Estimacion_Tiempos.U$10:.U$1000])" office:value-type="float" office:value="0">
            <text:p>0</text:p>
          </table:table-cell>
          <table:table-cell table:style-name="ce62" table:formula="of:=SUMIF([$Estimacion_Tiempos.$G$10:.$G$1000];[.$A62];[$Estimacion_Tiempos.V$10:.V$1000])" office:value-type="float" office:value="0">
            <text:p>0</text:p>
          </table:table-cell>
          <table:table-cell table:style-name="ce62" table:formula="of:=SUMIF([$Estimacion_Tiempos.$G$10:.$G$1000];[.$A62];[$Estimacion_Tiempos.W$10:.W$1000])" office:value-type="float" office:value="0">
            <text:p>0</text:p>
          </table:table-cell>
          <table:table-cell table:style-name="ce62" table:formula="of:=SUMIF([$Estimacion_Tiempos.$G$10:.$G$1000];[.$A62];[$Estimacion_Tiempos.X$10:.X$1000])" office:value-type="float" office:value="0">
            <text:p>0</text:p>
          </table:table-cell>
          <table:table-cell table:style-name="ce62" table:formula="of:=SUMIF([$Estimacion_Tiempos.$G$10:.$G$1000];[.$A62];[$Estimacion_Tiempos.Y$10:.Y$1000])" office:value-type="float" office:value="0">
            <text:p>0</text:p>
          </table:table-cell>
          <table:table-cell table:style-name="ce62" table:formula="of:=SUMIF([$Estimacion_Tiempos.$G$10:.$G$1000];[.$A62];[$Estimacion_Tiempos.Z$10:.Z$1000])" office:value-type="float" office:value="0">
            <text:p>0</text:p>
          </table:table-cell>
          <table:table-cell table:style-name="ce62" table:formula="of:=SUMIF([$Estimacion_Tiempos.$G$10:.$G$1000];[.$A62];[$Estimacion_Tiempos.AA$10:.AA$1000])" office:value-type="float" office:value="0">
            <text:p>0</text:p>
          </table:table-cell>
          <table:table-cell table:style-name="ce62" table:formula="of:=SUMIF([$Estimacion_Tiempos.$G$10:.$G$1000];[.$A62];[$Estimacion_Tiempos.AB$10:.AB$1000])" office:value-type="float" office:value="0">
            <text:p>0</text:p>
          </table:table-cell>
          <table:table-cell table:style-name="ce62" table:formula="of:=SUMIF([$Estimacion_Tiempos.$G$10:.$G$1000];[.$A62];[$Estimacion_Tiempos.AC$10:.AC$1000])" office:value-type="float" office:value="0">
            <text:p>0</text:p>
          </table:table-cell>
          <table:table-cell table:style-name="ce62" table:formula="of:=SUMIF([$Estimacion_Tiempos.$G$10:.$G$1000];[.$A62];[$Estimacion_Tiempos.AD$10:.AD$1000])" office:value-type="float" office:value="0">
            <text:p>0</text:p>
          </table:table-cell>
          <table:table-cell table:style-name="ce62" table:formula="of:=SUMIF([$Estimacion_Tiempos.$G$10:.$G$1000];[.$A62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9]" office:value-type="string" office:string-value="TODOS">
            <text:p>TODOS</text:p>
          </table:table-cell>
          <table:table-cell table:style-name="ce62" table:formula="of:=SUMIF([$Estimacion_Tiempos.$G$10:.$G$1000];[.$A63];[$Estimacion_Tiempos.H$10:.H$1000])" office:value-type="float" office:value="0">
            <text:p>0</text:p>
          </table:table-cell>
          <table:table-cell table:style-name="ce62" table:formula="of:=SUMIF([$Estimacion_Tiempos.$G$10:.$G$1000];[.$A63];[$Estimacion_Tiempos.I$10:.I$1000])" office:value-type="float" office:value="0">
            <text:p>0</text:p>
          </table:table-cell>
          <table:table-cell table:style-name="ce62" table:formula="of:=SUMIF([$Estimacion_Tiempos.$G$10:.$G$1000];[.$A63];[$Estimacion_Tiempos.J$10:.J$1000])" office:value-type="float" office:value="0">
            <text:p>0</text:p>
          </table:table-cell>
          <table:table-cell table:style-name="ce62" table:formula="of:=SUMIF([$Estimacion_Tiempos.$G$10:.$G$1000];[.$A63];[$Estimacion_Tiempos.K$10:.K$1000])" office:value-type="float" office:value="0">
            <text:p>0</text:p>
          </table:table-cell>
          <table:table-cell table:style-name="ce62" table:formula="of:=SUMIF([$Estimacion_Tiempos.$G$10:.$G$1000];[.$A63];[$Estimacion_Tiempos.L$10:.L$1000])" office:value-type="float" office:value="0">
            <text:p>0</text:p>
          </table:table-cell>
          <table:table-cell table:style-name="ce62" table:formula="of:=SUMIF([$Estimacion_Tiempos.$G$10:.$G$1000];[.$A63];[$Estimacion_Tiempos.M$10:.M$1000])" office:value-type="float" office:value="0">
            <text:p>0</text:p>
          </table:table-cell>
          <table:table-cell table:style-name="ce62" table:formula="of:=SUMIF([$Estimacion_Tiempos.$G$10:.$G$1000];[.$A63];[$Estimacion_Tiempos.N$10:.N$1000])" office:value-type="float" office:value="0">
            <text:p>0</text:p>
          </table:table-cell>
          <table:table-cell table:style-name="ce62" table:formula="of:=SUMIF([$Estimacion_Tiempos.$G$10:.$G$1000];[.$A63];[$Estimacion_Tiempos.O$10:.O$1000])" office:value-type="float" office:value="0">
            <text:p>0</text:p>
          </table:table-cell>
          <table:table-cell table:style-name="ce62" table:formula="of:=SUMIF([$Estimacion_Tiempos.$G$10:.$G$1000];[.$A63];[$Estimacion_Tiempos.P$10:.P$1000])" office:value-type="float" office:value="0">
            <text:p>0</text:p>
          </table:table-cell>
          <table:table-cell table:style-name="ce62" table:formula="of:=SUMIF([$Estimacion_Tiempos.$G$10:.$G$1000];[.$A63];[$Estimacion_Tiempos.Q$10:.Q$1000])" office:value-type="float" office:value="0">
            <text:p>0</text:p>
          </table:table-cell>
          <table:table-cell table:style-name="ce62" table:formula="of:=SUMIF([$Estimacion_Tiempos.$G$10:.$G$1000];[.$A63];[$Estimacion_Tiempos.R$10:.R$1000])" office:value-type="float" office:value="0">
            <text:p>0</text:p>
          </table:table-cell>
          <table:table-cell table:style-name="ce62" table:formula="of:=SUMIF([$Estimacion_Tiempos.$G$10:.$G$1000];[.$A63];[$Estimacion_Tiempos.S$10:.S$1000])" office:value-type="float" office:value="0">
            <text:p>0</text:p>
          </table:table-cell>
          <table:table-cell table:style-name="ce62" table:formula="of:=SUMIF([$Estimacion_Tiempos.$G$10:.$G$1000];[.$A63];[$Estimacion_Tiempos.T$10:.T$1000])" office:value-type="float" office:value="0">
            <text:p>0</text:p>
          </table:table-cell>
          <table:table-cell table:style-name="ce62" table:formula="of:=SUMIF([$Estimacion_Tiempos.$G$10:.$G$1000];[.$A63];[$Estimacion_Tiempos.U$10:.U$1000])" office:value-type="float" office:value="0">
            <text:p>0</text:p>
          </table:table-cell>
          <table:table-cell table:style-name="ce62" table:formula="of:=SUMIF([$Estimacion_Tiempos.$G$10:.$G$1000];[.$A63];[$Estimacion_Tiempos.V$10:.V$1000])" office:value-type="float" office:value="0">
            <text:p>0</text:p>
          </table:table-cell>
          <table:table-cell table:style-name="ce62" table:formula="of:=SUMIF([$Estimacion_Tiempos.$G$10:.$G$1000];[.$A63];[$Estimacion_Tiempos.W$10:.W$1000])" office:value-type="float" office:value="0">
            <text:p>0</text:p>
          </table:table-cell>
          <table:table-cell table:style-name="ce62" table:formula="of:=SUMIF([$Estimacion_Tiempos.$G$10:.$G$1000];[.$A63];[$Estimacion_Tiempos.X$10:.X$1000])" office:value-type="float" office:value="0">
            <text:p>0</text:p>
          </table:table-cell>
          <table:table-cell table:style-name="ce62" table:formula="of:=SUMIF([$Estimacion_Tiempos.$G$10:.$G$1000];[.$A63];[$Estimacion_Tiempos.Y$10:.Y$1000])" office:value-type="float" office:value="0">
            <text:p>0</text:p>
          </table:table-cell>
          <table:table-cell table:style-name="ce62" table:formula="of:=SUMIF([$Estimacion_Tiempos.$G$10:.$G$1000];[.$A63];[$Estimacion_Tiempos.Z$10:.Z$1000])" office:value-type="float" office:value="0">
            <text:p>0</text:p>
          </table:table-cell>
          <table:table-cell table:style-name="ce62" table:formula="of:=SUMIF([$Estimacion_Tiempos.$G$10:.$G$1000];[.$A63];[$Estimacion_Tiempos.AA$10:.AA$1000])" office:value-type="float" office:value="0">
            <text:p>0</text:p>
          </table:table-cell>
          <table:table-cell table:style-name="ce62" table:formula="of:=SUMIF([$Estimacion_Tiempos.$G$10:.$G$1000];[.$A63];[$Estimacion_Tiempos.AB$10:.AB$1000])" office:value-type="float" office:value="0">
            <text:p>0</text:p>
          </table:table-cell>
          <table:table-cell table:style-name="ce62" table:formula="of:=SUMIF([$Estimacion_Tiempos.$G$10:.$G$1000];[.$A63];[$Estimacion_Tiempos.AC$10:.AC$1000])" office:value-type="float" office:value="0">
            <text:p>0</text:p>
          </table:table-cell>
          <table:table-cell table:style-name="ce62" table:formula="of:=SUMIF([$Estimacion_Tiempos.$G$10:.$G$1000];[.$A63];[$Estimacion_Tiempos.AD$10:.AD$1000])" office:value-type="float" office:value="0">
            <text:p>0</text:p>
          </table:table-cell>
          <table:table-cell table:style-name="ce62" table:formula="of:=SUMIF([$Estimacion_Tiempos.$G$10:.$G$1000];[.$A63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0]" office:value-type="float" office:value="0">
            <text:p>0</text:p>
          </table:table-cell>
          <table:table-cell table:style-name="ce62" table:formula="of:=SUMIF([$Estimacion_Tiempos.$G$10:.$G$1000];[.$A64];[$Estimacion_Tiempos.H$10:.H$1000])" office:value-type="float" office:value="0">
            <text:p>0</text:p>
          </table:table-cell>
          <table:table-cell table:style-name="ce62" table:formula="of:=SUMIF([$Estimacion_Tiempos.$G$10:.$G$1000];[.$A64];[$Estimacion_Tiempos.I$10:.I$1000])" office:value-type="float" office:value="0">
            <text:p>0</text:p>
          </table:table-cell>
          <table:table-cell table:style-name="ce62" table:formula="of:=SUMIF([$Estimacion_Tiempos.$G$10:.$G$1000];[.$A64];[$Estimacion_Tiempos.J$10:.J$1000])" office:value-type="float" office:value="0">
            <text:p>0</text:p>
          </table:table-cell>
          <table:table-cell table:style-name="ce62" table:formula="of:=SUMIF([$Estimacion_Tiempos.$G$10:.$G$1000];[.$A64];[$Estimacion_Tiempos.K$10:.K$1000])" office:value-type="float" office:value="0">
            <text:p>0</text:p>
          </table:table-cell>
          <table:table-cell table:style-name="ce62" table:formula="of:=SUMIF([$Estimacion_Tiempos.$G$10:.$G$1000];[.$A64];[$Estimacion_Tiempos.L$10:.L$1000])" office:value-type="float" office:value="0">
            <text:p>0</text:p>
          </table:table-cell>
          <table:table-cell table:style-name="ce62" table:formula="of:=SUMIF([$Estimacion_Tiempos.$G$10:.$G$1000];[.$A64];[$Estimacion_Tiempos.M$10:.M$1000])" office:value-type="float" office:value="0">
            <text:p>0</text:p>
          </table:table-cell>
          <table:table-cell table:style-name="ce62" table:formula="of:=SUMIF([$Estimacion_Tiempos.$G$10:.$G$1000];[.$A64];[$Estimacion_Tiempos.N$10:.N$1000])" office:value-type="float" office:value="0">
            <text:p>0</text:p>
          </table:table-cell>
          <table:table-cell table:style-name="ce62" table:formula="of:=SUMIF([$Estimacion_Tiempos.$G$10:.$G$1000];[.$A64];[$Estimacion_Tiempos.O$10:.O$1000])" office:value-type="float" office:value="0">
            <text:p>0</text:p>
          </table:table-cell>
          <table:table-cell table:style-name="ce62" table:formula="of:=SUMIF([$Estimacion_Tiempos.$G$10:.$G$1000];[.$A64];[$Estimacion_Tiempos.P$10:.P$1000])" office:value-type="float" office:value="0">
            <text:p>0</text:p>
          </table:table-cell>
          <table:table-cell table:style-name="ce62" table:formula="of:=SUMIF([$Estimacion_Tiempos.$G$10:.$G$1000];[.$A64];[$Estimacion_Tiempos.Q$10:.Q$1000])" office:value-type="float" office:value="0">
            <text:p>0</text:p>
          </table:table-cell>
          <table:table-cell table:style-name="ce62" table:formula="of:=SUMIF([$Estimacion_Tiempos.$G$10:.$G$1000];[.$A64];[$Estimacion_Tiempos.R$10:.R$1000])" office:value-type="float" office:value="0">
            <text:p>0</text:p>
          </table:table-cell>
          <table:table-cell table:style-name="ce62" table:formula="of:=SUMIF([$Estimacion_Tiempos.$G$10:.$G$1000];[.$A64];[$Estimacion_Tiempos.S$10:.S$1000])" office:value-type="float" office:value="0">
            <text:p>0</text:p>
          </table:table-cell>
          <table:table-cell table:style-name="ce62" table:formula="of:=SUMIF([$Estimacion_Tiempos.$G$10:.$G$1000];[.$A64];[$Estimacion_Tiempos.T$10:.T$1000])" office:value-type="float" office:value="0">
            <text:p>0</text:p>
          </table:table-cell>
          <table:table-cell table:style-name="ce62" table:formula="of:=SUMIF([$Estimacion_Tiempos.$G$10:.$G$1000];[.$A64];[$Estimacion_Tiempos.U$10:.U$1000])" office:value-type="float" office:value="0">
            <text:p>0</text:p>
          </table:table-cell>
          <table:table-cell table:style-name="ce62" table:formula="of:=SUMIF([$Estimacion_Tiempos.$G$10:.$G$1000];[.$A64];[$Estimacion_Tiempos.V$10:.V$1000])" office:value-type="float" office:value="0">
            <text:p>0</text:p>
          </table:table-cell>
          <table:table-cell table:style-name="ce62" table:formula="of:=SUMIF([$Estimacion_Tiempos.$G$10:.$G$1000];[.$A64];[$Estimacion_Tiempos.W$10:.W$1000])" office:value-type="float" office:value="0">
            <text:p>0</text:p>
          </table:table-cell>
          <table:table-cell table:style-name="ce62" table:formula="of:=SUMIF([$Estimacion_Tiempos.$G$10:.$G$1000];[.$A64];[$Estimacion_Tiempos.X$10:.X$1000])" office:value-type="float" office:value="0">
            <text:p>0</text:p>
          </table:table-cell>
          <table:table-cell table:style-name="ce62" table:formula="of:=SUMIF([$Estimacion_Tiempos.$G$10:.$G$1000];[.$A64];[$Estimacion_Tiempos.Y$10:.Y$1000])" office:value-type="float" office:value="0">
            <text:p>0</text:p>
          </table:table-cell>
          <table:table-cell table:style-name="ce62" table:formula="of:=SUMIF([$Estimacion_Tiempos.$G$10:.$G$1000];[.$A64];[$Estimacion_Tiempos.Z$10:.Z$1000])" office:value-type="float" office:value="0">
            <text:p>0</text:p>
          </table:table-cell>
          <table:table-cell table:style-name="ce62" table:formula="of:=SUMIF([$Estimacion_Tiempos.$G$10:.$G$1000];[.$A64];[$Estimacion_Tiempos.AA$10:.AA$1000])" office:value-type="float" office:value="0">
            <text:p>0</text:p>
          </table:table-cell>
          <table:table-cell table:style-name="ce62" table:formula="of:=SUMIF([$Estimacion_Tiempos.$G$10:.$G$1000];[.$A64];[$Estimacion_Tiempos.AB$10:.AB$1000])" office:value-type="float" office:value="0">
            <text:p>0</text:p>
          </table:table-cell>
          <table:table-cell table:style-name="ce62" table:formula="of:=SUMIF([$Estimacion_Tiempos.$G$10:.$G$1000];[.$A64];[$Estimacion_Tiempos.AC$10:.AC$1000])" office:value-type="float" office:value="0">
            <text:p>0</text:p>
          </table:table-cell>
          <table:table-cell table:style-name="ce62" table:formula="of:=SUMIF([$Estimacion_Tiempos.$G$10:.$G$1000];[.$A64];[$Estimacion_Tiempos.AD$10:.AD$1000])" office:value-type="float" office:value="0">
            <text:p>0</text:p>
          </table:table-cell>
          <table:table-cell table:style-name="ce62" table:formula="of:=SUMIF([$Estimacion_Tiempos.$G$10:.$G$1000];[.$A64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1]" office:value-type="float" office:value="0">
            <text:p>0</text:p>
          </table:table-cell>
          <table:table-cell table:style-name="ce62" table:formula="of:=SUMIF([$Estimacion_Tiempos.$G$10:.$G$1000];[.$A65];[$Estimacion_Tiempos.H$10:.H$1000])" office:value-type="float" office:value="0">
            <text:p>0</text:p>
          </table:table-cell>
          <table:table-cell table:style-name="ce62" table:formula="of:=SUMIF([$Estimacion_Tiempos.$G$10:.$G$1000];[.$A65];[$Estimacion_Tiempos.I$10:.I$1000])" office:value-type="float" office:value="0">
            <text:p>0</text:p>
          </table:table-cell>
          <table:table-cell table:style-name="ce62" table:formula="of:=SUMIF([$Estimacion_Tiempos.$G$10:.$G$1000];[.$A65];[$Estimacion_Tiempos.J$10:.J$1000])" office:value-type="float" office:value="0">
            <text:p>0</text:p>
          </table:table-cell>
          <table:table-cell table:style-name="ce62" table:formula="of:=SUMIF([$Estimacion_Tiempos.$G$10:.$G$1000];[.$A65];[$Estimacion_Tiempos.K$10:.K$1000])" office:value-type="float" office:value="0">
            <text:p>0</text:p>
          </table:table-cell>
          <table:table-cell table:style-name="ce62" table:formula="of:=SUMIF([$Estimacion_Tiempos.$G$10:.$G$1000];[.$A65];[$Estimacion_Tiempos.L$10:.L$1000])" office:value-type="float" office:value="0">
            <text:p>0</text:p>
          </table:table-cell>
          <table:table-cell table:style-name="ce62" table:formula="of:=SUMIF([$Estimacion_Tiempos.$G$10:.$G$1000];[.$A65];[$Estimacion_Tiempos.M$10:.M$1000])" office:value-type="float" office:value="0">
            <text:p>0</text:p>
          </table:table-cell>
          <table:table-cell table:style-name="ce62" table:formula="of:=SUMIF([$Estimacion_Tiempos.$G$10:.$G$1000];[.$A65];[$Estimacion_Tiempos.N$10:.N$1000])" office:value-type="float" office:value="0">
            <text:p>0</text:p>
          </table:table-cell>
          <table:table-cell table:style-name="ce62" table:formula="of:=SUMIF([$Estimacion_Tiempos.$G$10:.$G$1000];[.$A65];[$Estimacion_Tiempos.O$10:.O$1000])" office:value-type="float" office:value="0">
            <text:p>0</text:p>
          </table:table-cell>
          <table:table-cell table:style-name="ce62" table:formula="of:=SUMIF([$Estimacion_Tiempos.$G$10:.$G$1000];[.$A65];[$Estimacion_Tiempos.P$10:.P$1000])" office:value-type="float" office:value="0">
            <text:p>0</text:p>
          </table:table-cell>
          <table:table-cell table:style-name="ce62" table:formula="of:=SUMIF([$Estimacion_Tiempos.$G$10:.$G$1000];[.$A65];[$Estimacion_Tiempos.Q$10:.Q$1000])" office:value-type="float" office:value="0">
            <text:p>0</text:p>
          </table:table-cell>
          <table:table-cell table:style-name="ce62" table:formula="of:=SUMIF([$Estimacion_Tiempos.$G$10:.$G$1000];[.$A65];[$Estimacion_Tiempos.R$10:.R$1000])" office:value-type="float" office:value="0">
            <text:p>0</text:p>
          </table:table-cell>
          <table:table-cell table:style-name="ce62" table:formula="of:=SUMIF([$Estimacion_Tiempos.$G$10:.$G$1000];[.$A65];[$Estimacion_Tiempos.S$10:.S$1000])" office:value-type="float" office:value="0">
            <text:p>0</text:p>
          </table:table-cell>
          <table:table-cell table:style-name="ce62" table:formula="of:=SUMIF([$Estimacion_Tiempos.$G$10:.$G$1000];[.$A65];[$Estimacion_Tiempos.T$10:.T$1000])" office:value-type="float" office:value="0">
            <text:p>0</text:p>
          </table:table-cell>
          <table:table-cell table:style-name="ce62" table:formula="of:=SUMIF([$Estimacion_Tiempos.$G$10:.$G$1000];[.$A65];[$Estimacion_Tiempos.U$10:.U$1000])" office:value-type="float" office:value="0">
            <text:p>0</text:p>
          </table:table-cell>
          <table:table-cell table:style-name="ce62" table:formula="of:=SUMIF([$Estimacion_Tiempos.$G$10:.$G$1000];[.$A65];[$Estimacion_Tiempos.V$10:.V$1000])" office:value-type="float" office:value="0">
            <text:p>0</text:p>
          </table:table-cell>
          <table:table-cell table:style-name="ce62" table:formula="of:=SUMIF([$Estimacion_Tiempos.$G$10:.$G$1000];[.$A65];[$Estimacion_Tiempos.W$10:.W$1000])" office:value-type="float" office:value="0">
            <text:p>0</text:p>
          </table:table-cell>
          <table:table-cell table:style-name="ce62" table:formula="of:=SUMIF([$Estimacion_Tiempos.$G$10:.$G$1000];[.$A65];[$Estimacion_Tiempos.X$10:.X$1000])" office:value-type="float" office:value="0">
            <text:p>0</text:p>
          </table:table-cell>
          <table:table-cell table:style-name="ce62" table:formula="of:=SUMIF([$Estimacion_Tiempos.$G$10:.$G$1000];[.$A65];[$Estimacion_Tiempos.Y$10:.Y$1000])" office:value-type="float" office:value="0">
            <text:p>0</text:p>
          </table:table-cell>
          <table:table-cell table:style-name="ce62" table:formula="of:=SUMIF([$Estimacion_Tiempos.$G$10:.$G$1000];[.$A65];[$Estimacion_Tiempos.Z$10:.Z$1000])" office:value-type="float" office:value="0">
            <text:p>0</text:p>
          </table:table-cell>
          <table:table-cell table:style-name="ce62" table:formula="of:=SUMIF([$Estimacion_Tiempos.$G$10:.$G$1000];[.$A65];[$Estimacion_Tiempos.AA$10:.AA$1000])" office:value-type="float" office:value="0">
            <text:p>0</text:p>
          </table:table-cell>
          <table:table-cell table:style-name="ce62" table:formula="of:=SUMIF([$Estimacion_Tiempos.$G$10:.$G$1000];[.$A65];[$Estimacion_Tiempos.AB$10:.AB$1000])" office:value-type="float" office:value="0">
            <text:p>0</text:p>
          </table:table-cell>
          <table:table-cell table:style-name="ce62" table:formula="of:=SUMIF([$Estimacion_Tiempos.$G$10:.$G$1000];[.$A65];[$Estimacion_Tiempos.AC$10:.AC$1000])" office:value-type="float" office:value="0">
            <text:p>0</text:p>
          </table:table-cell>
          <table:table-cell table:style-name="ce62" table:formula="of:=SUMIF([$Estimacion_Tiempos.$G$10:.$G$1000];[.$A65];[$Estimacion_Tiempos.AD$10:.AD$1000])" office:value-type="float" office:value="0">
            <text:p>0</text:p>
          </table:table-cell>
          <table:table-cell table:style-name="ce62" table:formula="of:=SUMIF([$Estimacion_Tiempos.$G$10:.$G$1000];[.$A65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2]" office:value-type="float" office:value="0">
            <text:p>0</text:p>
          </table:table-cell>
          <table:table-cell table:style-name="ce62" table:formula="of:=SUMIF([$Estimacion_Tiempos.$G$10:.$G$1000];[.$A66];[$Estimacion_Tiempos.H$10:.H$1000])" office:value-type="float" office:value="0">
            <text:p>0</text:p>
          </table:table-cell>
          <table:table-cell table:style-name="ce62" table:formula="of:=SUMIF([$Estimacion_Tiempos.$G$10:.$G$1000];[.$A66];[$Estimacion_Tiempos.I$10:.I$1000])" office:value-type="float" office:value="0">
            <text:p>0</text:p>
          </table:table-cell>
          <table:table-cell table:style-name="ce62" table:formula="of:=SUMIF([$Estimacion_Tiempos.$G$10:.$G$1000];[.$A66];[$Estimacion_Tiempos.J$10:.J$1000])" office:value-type="float" office:value="0">
            <text:p>0</text:p>
          </table:table-cell>
          <table:table-cell table:style-name="ce62" table:formula="of:=SUMIF([$Estimacion_Tiempos.$G$10:.$G$1000];[.$A66];[$Estimacion_Tiempos.K$10:.K$1000])" office:value-type="float" office:value="0">
            <text:p>0</text:p>
          </table:table-cell>
          <table:table-cell table:style-name="ce62" table:formula="of:=SUMIF([$Estimacion_Tiempos.$G$10:.$G$1000];[.$A66];[$Estimacion_Tiempos.L$10:.L$1000])" office:value-type="float" office:value="0">
            <text:p>0</text:p>
          </table:table-cell>
          <table:table-cell table:style-name="ce62" table:formula="of:=SUMIF([$Estimacion_Tiempos.$G$10:.$G$1000];[.$A66];[$Estimacion_Tiempos.M$10:.M$1000])" office:value-type="float" office:value="0">
            <text:p>0</text:p>
          </table:table-cell>
          <table:table-cell table:style-name="ce62" table:formula="of:=SUMIF([$Estimacion_Tiempos.$G$10:.$G$1000];[.$A66];[$Estimacion_Tiempos.N$10:.N$1000])" office:value-type="float" office:value="0">
            <text:p>0</text:p>
          </table:table-cell>
          <table:table-cell table:style-name="ce62" table:formula="of:=SUMIF([$Estimacion_Tiempos.$G$10:.$G$1000];[.$A66];[$Estimacion_Tiempos.O$10:.O$1000])" office:value-type="float" office:value="0">
            <text:p>0</text:p>
          </table:table-cell>
          <table:table-cell table:style-name="ce62" table:formula="of:=SUMIF([$Estimacion_Tiempos.$G$10:.$G$1000];[.$A66];[$Estimacion_Tiempos.P$10:.P$1000])" office:value-type="float" office:value="0">
            <text:p>0</text:p>
          </table:table-cell>
          <table:table-cell table:style-name="ce62" table:formula="of:=SUMIF([$Estimacion_Tiempos.$G$10:.$G$1000];[.$A66];[$Estimacion_Tiempos.Q$10:.Q$1000])" office:value-type="float" office:value="0">
            <text:p>0</text:p>
          </table:table-cell>
          <table:table-cell table:style-name="ce62" table:formula="of:=SUMIF([$Estimacion_Tiempos.$G$10:.$G$1000];[.$A66];[$Estimacion_Tiempos.R$10:.R$1000])" office:value-type="float" office:value="0">
            <text:p>0</text:p>
          </table:table-cell>
          <table:table-cell table:style-name="ce62" table:formula="of:=SUMIF([$Estimacion_Tiempos.$G$10:.$G$1000];[.$A66];[$Estimacion_Tiempos.S$10:.S$1000])" office:value-type="float" office:value="0">
            <text:p>0</text:p>
          </table:table-cell>
          <table:table-cell table:style-name="ce62" table:formula="of:=SUMIF([$Estimacion_Tiempos.$G$10:.$G$1000];[.$A66];[$Estimacion_Tiempos.T$10:.T$1000])" office:value-type="float" office:value="0">
            <text:p>0</text:p>
          </table:table-cell>
          <table:table-cell table:style-name="ce62" table:formula="of:=SUMIF([$Estimacion_Tiempos.$G$10:.$G$1000];[.$A66];[$Estimacion_Tiempos.U$10:.U$1000])" office:value-type="float" office:value="0">
            <text:p>0</text:p>
          </table:table-cell>
          <table:table-cell table:style-name="ce62" table:formula="of:=SUMIF([$Estimacion_Tiempos.$G$10:.$G$1000];[.$A66];[$Estimacion_Tiempos.V$10:.V$1000])" office:value-type="float" office:value="0">
            <text:p>0</text:p>
          </table:table-cell>
          <table:table-cell table:style-name="ce62" table:formula="of:=SUMIF([$Estimacion_Tiempos.$G$10:.$G$1000];[.$A66];[$Estimacion_Tiempos.W$10:.W$1000])" office:value-type="float" office:value="0">
            <text:p>0</text:p>
          </table:table-cell>
          <table:table-cell table:style-name="ce62" table:formula="of:=SUMIF([$Estimacion_Tiempos.$G$10:.$G$1000];[.$A66];[$Estimacion_Tiempos.X$10:.X$1000])" office:value-type="float" office:value="0">
            <text:p>0</text:p>
          </table:table-cell>
          <table:table-cell table:style-name="ce62" table:formula="of:=SUMIF([$Estimacion_Tiempos.$G$10:.$G$1000];[.$A66];[$Estimacion_Tiempos.Y$10:.Y$1000])" office:value-type="float" office:value="0">
            <text:p>0</text:p>
          </table:table-cell>
          <table:table-cell table:style-name="ce62" table:formula="of:=SUMIF([$Estimacion_Tiempos.$G$10:.$G$1000];[.$A66];[$Estimacion_Tiempos.Z$10:.Z$1000])" office:value-type="float" office:value="0">
            <text:p>0</text:p>
          </table:table-cell>
          <table:table-cell table:style-name="ce62" table:formula="of:=SUMIF([$Estimacion_Tiempos.$G$10:.$G$1000];[.$A66];[$Estimacion_Tiempos.AA$10:.AA$1000])" office:value-type="float" office:value="0">
            <text:p>0</text:p>
          </table:table-cell>
          <table:table-cell table:style-name="ce62" table:formula="of:=SUMIF([$Estimacion_Tiempos.$G$10:.$G$1000];[.$A66];[$Estimacion_Tiempos.AB$10:.AB$1000])" office:value-type="float" office:value="0">
            <text:p>0</text:p>
          </table:table-cell>
          <table:table-cell table:style-name="ce62" table:formula="of:=SUMIF([$Estimacion_Tiempos.$G$10:.$G$1000];[.$A66];[$Estimacion_Tiempos.AC$10:.AC$1000])" office:value-type="float" office:value="0">
            <text:p>0</text:p>
          </table:table-cell>
          <table:table-cell table:style-name="ce62" table:formula="of:=SUMIF([$Estimacion_Tiempos.$G$10:.$G$1000];[.$A66];[$Estimacion_Tiempos.AD$10:.AD$1000])" office:value-type="float" office:value="0">
            <text:p>0</text:p>
          </table:table-cell>
          <table:table-cell table:style-name="ce62" table:formula="of:=SUMIF([$Estimacion_Tiempos.$G$10:.$G$1000];[.$A66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3]" office:value-type="float" office:value="0">
            <text:p>0</text:p>
          </table:table-cell>
          <table:table-cell table:style-name="ce62" table:formula="of:=SUMIF([$Estimacion_Tiempos.$G$10:.$G$1000];[.$A67];[$Estimacion_Tiempos.H$10:.H$1000])" office:value-type="float" office:value="0">
            <text:p>0</text:p>
          </table:table-cell>
          <table:table-cell table:style-name="ce62" table:formula="of:=SUMIF([$Estimacion_Tiempos.$G$10:.$G$1000];[.$A67];[$Estimacion_Tiempos.I$10:.I$1000])" office:value-type="float" office:value="0">
            <text:p>0</text:p>
          </table:table-cell>
          <table:table-cell table:style-name="ce62" table:formula="of:=SUMIF([$Estimacion_Tiempos.$G$10:.$G$1000];[.$A67];[$Estimacion_Tiempos.J$10:.J$1000])" office:value-type="float" office:value="0">
            <text:p>0</text:p>
          </table:table-cell>
          <table:table-cell table:style-name="ce62" table:formula="of:=SUMIF([$Estimacion_Tiempos.$G$10:.$G$1000];[.$A67];[$Estimacion_Tiempos.K$10:.K$1000])" office:value-type="float" office:value="0">
            <text:p>0</text:p>
          </table:table-cell>
          <table:table-cell table:style-name="ce62" table:formula="of:=SUMIF([$Estimacion_Tiempos.$G$10:.$G$1000];[.$A67];[$Estimacion_Tiempos.L$10:.L$1000])" office:value-type="float" office:value="0">
            <text:p>0</text:p>
          </table:table-cell>
          <table:table-cell table:style-name="ce62" table:formula="of:=SUMIF([$Estimacion_Tiempos.$G$10:.$G$1000];[.$A67];[$Estimacion_Tiempos.M$10:.M$1000])" office:value-type="float" office:value="0">
            <text:p>0</text:p>
          </table:table-cell>
          <table:table-cell table:style-name="ce62" table:formula="of:=SUMIF([$Estimacion_Tiempos.$G$10:.$G$1000];[.$A67];[$Estimacion_Tiempos.N$10:.N$1000])" office:value-type="float" office:value="0">
            <text:p>0</text:p>
          </table:table-cell>
          <table:table-cell table:style-name="ce62" table:formula="of:=SUMIF([$Estimacion_Tiempos.$G$10:.$G$1000];[.$A67];[$Estimacion_Tiempos.O$10:.O$1000])" office:value-type="float" office:value="0">
            <text:p>0</text:p>
          </table:table-cell>
          <table:table-cell table:style-name="ce62" table:formula="of:=SUMIF([$Estimacion_Tiempos.$G$10:.$G$1000];[.$A67];[$Estimacion_Tiempos.P$10:.P$1000])" office:value-type="float" office:value="0">
            <text:p>0</text:p>
          </table:table-cell>
          <table:table-cell table:style-name="ce62" table:formula="of:=SUMIF([$Estimacion_Tiempos.$G$10:.$G$1000];[.$A67];[$Estimacion_Tiempos.Q$10:.Q$1000])" office:value-type="float" office:value="0">
            <text:p>0</text:p>
          </table:table-cell>
          <table:table-cell table:style-name="ce62" table:formula="of:=SUMIF([$Estimacion_Tiempos.$G$10:.$G$1000];[.$A67];[$Estimacion_Tiempos.R$10:.R$1000])" office:value-type="float" office:value="0">
            <text:p>0</text:p>
          </table:table-cell>
          <table:table-cell table:style-name="ce62" table:formula="of:=SUMIF([$Estimacion_Tiempos.$G$10:.$G$1000];[.$A67];[$Estimacion_Tiempos.S$10:.S$1000])" office:value-type="float" office:value="0">
            <text:p>0</text:p>
          </table:table-cell>
          <table:table-cell table:style-name="ce62" table:formula="of:=SUMIF([$Estimacion_Tiempos.$G$10:.$G$1000];[.$A67];[$Estimacion_Tiempos.T$10:.T$1000])" office:value-type="float" office:value="0">
            <text:p>0</text:p>
          </table:table-cell>
          <table:table-cell table:style-name="ce62" table:formula="of:=SUMIF([$Estimacion_Tiempos.$G$10:.$G$1000];[.$A67];[$Estimacion_Tiempos.U$10:.U$1000])" office:value-type="float" office:value="0">
            <text:p>0</text:p>
          </table:table-cell>
          <table:table-cell table:style-name="ce62" table:formula="of:=SUMIF([$Estimacion_Tiempos.$G$10:.$G$1000];[.$A67];[$Estimacion_Tiempos.V$10:.V$1000])" office:value-type="float" office:value="0">
            <text:p>0</text:p>
          </table:table-cell>
          <table:table-cell table:style-name="ce62" table:formula="of:=SUMIF([$Estimacion_Tiempos.$G$10:.$G$1000];[.$A67];[$Estimacion_Tiempos.W$10:.W$1000])" office:value-type="float" office:value="0">
            <text:p>0</text:p>
          </table:table-cell>
          <table:table-cell table:style-name="ce62" table:formula="of:=SUMIF([$Estimacion_Tiempos.$G$10:.$G$1000];[.$A67];[$Estimacion_Tiempos.X$10:.X$1000])" office:value-type="float" office:value="0">
            <text:p>0</text:p>
          </table:table-cell>
          <table:table-cell table:style-name="ce62" table:formula="of:=SUMIF([$Estimacion_Tiempos.$G$10:.$G$1000];[.$A67];[$Estimacion_Tiempos.Y$10:.Y$1000])" office:value-type="float" office:value="0">
            <text:p>0</text:p>
          </table:table-cell>
          <table:table-cell table:style-name="ce62" table:formula="of:=SUMIF([$Estimacion_Tiempos.$G$10:.$G$1000];[.$A67];[$Estimacion_Tiempos.Z$10:.Z$1000])" office:value-type="float" office:value="0">
            <text:p>0</text:p>
          </table:table-cell>
          <table:table-cell table:style-name="ce62" table:formula="of:=SUMIF([$Estimacion_Tiempos.$G$10:.$G$1000];[.$A67];[$Estimacion_Tiempos.AA$10:.AA$1000])" office:value-type="float" office:value="0">
            <text:p>0</text:p>
          </table:table-cell>
          <table:table-cell table:style-name="ce62" table:formula="of:=SUMIF([$Estimacion_Tiempos.$G$10:.$G$1000];[.$A67];[$Estimacion_Tiempos.AB$10:.AB$1000])" office:value-type="float" office:value="0">
            <text:p>0</text:p>
          </table:table-cell>
          <table:table-cell table:style-name="ce62" table:formula="of:=SUMIF([$Estimacion_Tiempos.$G$10:.$G$1000];[.$A67];[$Estimacion_Tiempos.AC$10:.AC$1000])" office:value-type="float" office:value="0">
            <text:p>0</text:p>
          </table:table-cell>
          <table:table-cell table:style-name="ce62" table:formula="of:=SUMIF([$Estimacion_Tiempos.$G$10:.$G$1000];[.$A67];[$Estimacion_Tiempos.AD$10:.AD$1000])" office:value-type="float" office:value="0">
            <text:p>0</text:p>
          </table:table-cell>
          <table:table-cell table:style-name="ce62" table:formula="of:=SUMIF([$Estimacion_Tiempos.$G$10:.$G$1000];[.$A67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4]" office:value-type="float" office:value="0">
            <text:p>0</text:p>
          </table:table-cell>
          <table:table-cell table:style-name="ce62" table:formula="of:=SUMIF([$Estimacion_Tiempos.$G$10:.$G$1000];[.$A68];[$Estimacion_Tiempos.H$10:.H$1000])" office:value-type="float" office:value="0">
            <text:p>0</text:p>
          </table:table-cell>
          <table:table-cell table:style-name="ce62" table:formula="of:=SUMIF([$Estimacion_Tiempos.$G$10:.$G$1000];[.$A68];[$Estimacion_Tiempos.I$10:.I$1000])" office:value-type="float" office:value="0">
            <text:p>0</text:p>
          </table:table-cell>
          <table:table-cell table:style-name="ce62" table:formula="of:=SUMIF([$Estimacion_Tiempos.$G$10:.$G$1000];[.$A68];[$Estimacion_Tiempos.J$10:.J$1000])" office:value-type="float" office:value="0">
            <text:p>0</text:p>
          </table:table-cell>
          <table:table-cell table:style-name="ce62" table:formula="of:=SUMIF([$Estimacion_Tiempos.$G$10:.$G$1000];[.$A68];[$Estimacion_Tiempos.K$10:.K$1000])" office:value-type="float" office:value="0">
            <text:p>0</text:p>
          </table:table-cell>
          <table:table-cell table:style-name="ce62" table:formula="of:=SUMIF([$Estimacion_Tiempos.$G$10:.$G$1000];[.$A68];[$Estimacion_Tiempos.L$10:.L$1000])" office:value-type="float" office:value="0">
            <text:p>0</text:p>
          </table:table-cell>
          <table:table-cell table:style-name="ce62" table:formula="of:=SUMIF([$Estimacion_Tiempos.$G$10:.$G$1000];[.$A68];[$Estimacion_Tiempos.M$10:.M$1000])" office:value-type="float" office:value="0">
            <text:p>0</text:p>
          </table:table-cell>
          <table:table-cell table:style-name="ce62" table:formula="of:=SUMIF([$Estimacion_Tiempos.$G$10:.$G$1000];[.$A68];[$Estimacion_Tiempos.N$10:.N$1000])" office:value-type="float" office:value="0">
            <text:p>0</text:p>
          </table:table-cell>
          <table:table-cell table:style-name="ce62" table:formula="of:=SUMIF([$Estimacion_Tiempos.$G$10:.$G$1000];[.$A68];[$Estimacion_Tiempos.O$10:.O$1000])" office:value-type="float" office:value="0">
            <text:p>0</text:p>
          </table:table-cell>
          <table:table-cell table:style-name="ce62" table:formula="of:=SUMIF([$Estimacion_Tiempos.$G$10:.$G$1000];[.$A68];[$Estimacion_Tiempos.P$10:.P$1000])" office:value-type="float" office:value="0">
            <text:p>0</text:p>
          </table:table-cell>
          <table:table-cell table:style-name="ce62" table:formula="of:=SUMIF([$Estimacion_Tiempos.$G$10:.$G$1000];[.$A68];[$Estimacion_Tiempos.Q$10:.Q$1000])" office:value-type="float" office:value="0">
            <text:p>0</text:p>
          </table:table-cell>
          <table:table-cell table:style-name="ce62" table:formula="of:=SUMIF([$Estimacion_Tiempos.$G$10:.$G$1000];[.$A68];[$Estimacion_Tiempos.R$10:.R$1000])" office:value-type="float" office:value="0">
            <text:p>0</text:p>
          </table:table-cell>
          <table:table-cell table:style-name="ce62" table:formula="of:=SUMIF([$Estimacion_Tiempos.$G$10:.$G$1000];[.$A68];[$Estimacion_Tiempos.S$10:.S$1000])" office:value-type="float" office:value="0">
            <text:p>0</text:p>
          </table:table-cell>
          <table:table-cell table:style-name="ce62" table:formula="of:=SUMIF([$Estimacion_Tiempos.$G$10:.$G$1000];[.$A68];[$Estimacion_Tiempos.T$10:.T$1000])" office:value-type="float" office:value="0">
            <text:p>0</text:p>
          </table:table-cell>
          <table:table-cell table:style-name="ce62" table:formula="of:=SUMIF([$Estimacion_Tiempos.$G$10:.$G$1000];[.$A68];[$Estimacion_Tiempos.U$10:.U$1000])" office:value-type="float" office:value="0">
            <text:p>0</text:p>
          </table:table-cell>
          <table:table-cell table:style-name="ce62" table:formula="of:=SUMIF([$Estimacion_Tiempos.$G$10:.$G$1000];[.$A68];[$Estimacion_Tiempos.V$10:.V$1000])" office:value-type="float" office:value="0">
            <text:p>0</text:p>
          </table:table-cell>
          <table:table-cell table:style-name="ce62" table:formula="of:=SUMIF([$Estimacion_Tiempos.$G$10:.$G$1000];[.$A68];[$Estimacion_Tiempos.W$10:.W$1000])" office:value-type="float" office:value="0">
            <text:p>0</text:p>
          </table:table-cell>
          <table:table-cell table:style-name="ce62" table:formula="of:=SUMIF([$Estimacion_Tiempos.$G$10:.$G$1000];[.$A68];[$Estimacion_Tiempos.X$10:.X$1000])" office:value-type="float" office:value="0">
            <text:p>0</text:p>
          </table:table-cell>
          <table:table-cell table:style-name="ce62" table:formula="of:=SUMIF([$Estimacion_Tiempos.$G$10:.$G$1000];[.$A68];[$Estimacion_Tiempos.Y$10:.Y$1000])" office:value-type="float" office:value="0">
            <text:p>0</text:p>
          </table:table-cell>
          <table:table-cell table:style-name="ce62" table:formula="of:=SUMIF([$Estimacion_Tiempos.$G$10:.$G$1000];[.$A68];[$Estimacion_Tiempos.Z$10:.Z$1000])" office:value-type="float" office:value="0">
            <text:p>0</text:p>
          </table:table-cell>
          <table:table-cell table:style-name="ce62" table:formula="of:=SUMIF([$Estimacion_Tiempos.$G$10:.$G$1000];[.$A68];[$Estimacion_Tiempos.AA$10:.AA$1000])" office:value-type="float" office:value="0">
            <text:p>0</text:p>
          </table:table-cell>
          <table:table-cell table:style-name="ce62" table:formula="of:=SUMIF([$Estimacion_Tiempos.$G$10:.$G$1000];[.$A68];[$Estimacion_Tiempos.AB$10:.AB$1000])" office:value-type="float" office:value="0">
            <text:p>0</text:p>
          </table:table-cell>
          <table:table-cell table:style-name="ce62" table:formula="of:=SUMIF([$Estimacion_Tiempos.$G$10:.$G$1000];[.$A68];[$Estimacion_Tiempos.AC$10:.AC$1000])" office:value-type="float" office:value="0">
            <text:p>0</text:p>
          </table:table-cell>
          <table:table-cell table:style-name="ce62" table:formula="of:=SUMIF([$Estimacion_Tiempos.$G$10:.$G$1000];[.$A68];[$Estimacion_Tiempos.AD$10:.AD$1000])" office:value-type="float" office:value="0">
            <text:p>0</text:p>
          </table:table-cell>
          <table:table-cell table:style-name="ce62" table:formula="of:=SUMIF([$Estimacion_Tiempos.$G$10:.$G$1000];[.$A68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5]" office:value-type="float" office:value="0">
            <text:p>0</text:p>
          </table:table-cell>
          <table:table-cell table:style-name="ce62" table:formula="of:=SUMIF([$Estimacion_Tiempos.$G$10:.$G$1000];[.$A69];[$Estimacion_Tiempos.H$10:.H$1000])" office:value-type="float" office:value="0">
            <text:p>0</text:p>
          </table:table-cell>
          <table:table-cell table:style-name="ce62" table:formula="of:=SUMIF([$Estimacion_Tiempos.$G$10:.$G$1000];[.$A69];[$Estimacion_Tiempos.I$10:.I$1000])" office:value-type="float" office:value="0">
            <text:p>0</text:p>
          </table:table-cell>
          <table:table-cell table:style-name="ce62" table:formula="of:=SUMIF([$Estimacion_Tiempos.$G$10:.$G$1000];[.$A69];[$Estimacion_Tiempos.J$10:.J$1000])" office:value-type="float" office:value="0">
            <text:p>0</text:p>
          </table:table-cell>
          <table:table-cell table:style-name="ce62" table:formula="of:=SUMIF([$Estimacion_Tiempos.$G$10:.$G$1000];[.$A69];[$Estimacion_Tiempos.K$10:.K$1000])" office:value-type="float" office:value="0">
            <text:p>0</text:p>
          </table:table-cell>
          <table:table-cell table:style-name="ce62" table:formula="of:=SUMIF([$Estimacion_Tiempos.$G$10:.$G$1000];[.$A69];[$Estimacion_Tiempos.L$10:.L$1000])" office:value-type="float" office:value="0">
            <text:p>0</text:p>
          </table:table-cell>
          <table:table-cell table:style-name="ce62" table:formula="of:=SUMIF([$Estimacion_Tiempos.$G$10:.$G$1000];[.$A69];[$Estimacion_Tiempos.M$10:.M$1000])" office:value-type="float" office:value="0">
            <text:p>0</text:p>
          </table:table-cell>
          <table:table-cell table:style-name="ce62" table:formula="of:=SUMIF([$Estimacion_Tiempos.$G$10:.$G$1000];[.$A69];[$Estimacion_Tiempos.N$10:.N$1000])" office:value-type="float" office:value="0">
            <text:p>0</text:p>
          </table:table-cell>
          <table:table-cell table:style-name="ce62" table:formula="of:=SUMIF([$Estimacion_Tiempos.$G$10:.$G$1000];[.$A69];[$Estimacion_Tiempos.O$10:.O$1000])" office:value-type="float" office:value="0">
            <text:p>0</text:p>
          </table:table-cell>
          <table:table-cell table:style-name="ce62" table:formula="of:=SUMIF([$Estimacion_Tiempos.$G$10:.$G$1000];[.$A69];[$Estimacion_Tiempos.P$10:.P$1000])" office:value-type="float" office:value="0">
            <text:p>0</text:p>
          </table:table-cell>
          <table:table-cell table:style-name="ce62" table:formula="of:=SUMIF([$Estimacion_Tiempos.$G$10:.$G$1000];[.$A69];[$Estimacion_Tiempos.Q$10:.Q$1000])" office:value-type="float" office:value="0">
            <text:p>0</text:p>
          </table:table-cell>
          <table:table-cell table:style-name="ce62" table:formula="of:=SUMIF([$Estimacion_Tiempos.$G$10:.$G$1000];[.$A69];[$Estimacion_Tiempos.R$10:.R$1000])" office:value-type="float" office:value="0">
            <text:p>0</text:p>
          </table:table-cell>
          <table:table-cell table:style-name="ce62" table:formula="of:=SUMIF([$Estimacion_Tiempos.$G$10:.$G$1000];[.$A69];[$Estimacion_Tiempos.S$10:.S$1000])" office:value-type="float" office:value="0">
            <text:p>0</text:p>
          </table:table-cell>
          <table:table-cell table:style-name="ce62" table:formula="of:=SUMIF([$Estimacion_Tiempos.$G$10:.$G$1000];[.$A69];[$Estimacion_Tiempos.T$10:.T$1000])" office:value-type="float" office:value="0">
            <text:p>0</text:p>
          </table:table-cell>
          <table:table-cell table:style-name="ce62" table:formula="of:=SUMIF([$Estimacion_Tiempos.$G$10:.$G$1000];[.$A69];[$Estimacion_Tiempos.U$10:.U$1000])" office:value-type="float" office:value="0">
            <text:p>0</text:p>
          </table:table-cell>
          <table:table-cell table:style-name="ce62" table:formula="of:=SUMIF([$Estimacion_Tiempos.$G$10:.$G$1000];[.$A69];[$Estimacion_Tiempos.V$10:.V$1000])" office:value-type="float" office:value="0">
            <text:p>0</text:p>
          </table:table-cell>
          <table:table-cell table:style-name="ce62" table:formula="of:=SUMIF([$Estimacion_Tiempos.$G$10:.$G$1000];[.$A69];[$Estimacion_Tiempos.W$10:.W$1000])" office:value-type="float" office:value="0">
            <text:p>0</text:p>
          </table:table-cell>
          <table:table-cell table:style-name="ce62" table:formula="of:=SUMIF([$Estimacion_Tiempos.$G$10:.$G$1000];[.$A69];[$Estimacion_Tiempos.X$10:.X$1000])" office:value-type="float" office:value="0">
            <text:p>0</text:p>
          </table:table-cell>
          <table:table-cell table:style-name="ce62" table:formula="of:=SUMIF([$Estimacion_Tiempos.$G$10:.$G$1000];[.$A69];[$Estimacion_Tiempos.Y$10:.Y$1000])" office:value-type="float" office:value="0">
            <text:p>0</text:p>
          </table:table-cell>
          <table:table-cell table:style-name="ce62" table:formula="of:=SUMIF([$Estimacion_Tiempos.$G$10:.$G$1000];[.$A69];[$Estimacion_Tiempos.Z$10:.Z$1000])" office:value-type="float" office:value="0">
            <text:p>0</text:p>
          </table:table-cell>
          <table:table-cell table:style-name="ce62" table:formula="of:=SUMIF([$Estimacion_Tiempos.$G$10:.$G$1000];[.$A69];[$Estimacion_Tiempos.AA$10:.AA$1000])" office:value-type="float" office:value="0">
            <text:p>0</text:p>
          </table:table-cell>
          <table:table-cell table:style-name="ce62" table:formula="of:=SUMIF([$Estimacion_Tiempos.$G$10:.$G$1000];[.$A69];[$Estimacion_Tiempos.AB$10:.AB$1000])" office:value-type="float" office:value="0">
            <text:p>0</text:p>
          </table:table-cell>
          <table:table-cell table:style-name="ce62" table:formula="of:=SUMIF([$Estimacion_Tiempos.$G$10:.$G$1000];[.$A69];[$Estimacion_Tiempos.AC$10:.AC$1000])" office:value-type="float" office:value="0">
            <text:p>0</text:p>
          </table:table-cell>
          <table:table-cell table:style-name="ce62" table:formula="of:=SUMIF([$Estimacion_Tiempos.$G$10:.$G$1000];[.$A69];[$Estimacion_Tiempos.AD$10:.AD$1000])" office:value-type="float" office:value="0">
            <text:p>0</text:p>
          </table:table-cell>
          <table:table-cell table:style-name="ce62" table:formula="of:=SUMIF([$Estimacion_Tiempos.$G$10:.$G$1000];[.$A69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11" table:print="false">
        <office:forms form:automatic-focus="false" form:apply-design-mode="false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5" office:value-type="string">
            <text:p>SPRINT</text:p>
          </table:table-cell>
          <table:table-cell table:style-name="ce35" office:value-type="string">
            <text:p>INICIO</text:p>
          </table:table-cell>
          <table:table-cell table:style-name="ce35" office:value-type="string">
            <text:p>DURACIÓN</text:p>
          </table:table-cell>
          <table:table-cell table:number-columns-repeated="2"/>
          <table:table-cell table:style-name="ce50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style-name="ce2"/>
          <table:table-cell table:style-name="ce36" table:formula="of:=[$Config.A9]" office:value-type="float" office:value="2">
            <text:p>2</text:p>
          </table:table-cell>
          <table:table-cell table:style-name="ce37" table:formula="of:=[$Config.B9]" office:value-type="float" office:value="40665">
            <text:p>2-may-11</text:p>
          </table:table-cell>
          <table:table-cell table:style-name="ce38" office:value-type="float" office:value="14">
            <text:p>14</text:p>
          </table:table-cell>
          <table:table-cell/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6">
          <table:table-cell table:style-name="ce27" table:number-columns-repeated="5"/>
          <table:table-cell table:style-name="ce46" office:value-type="string">
            <text:p>16-Mayo</text:p>
          </table:table-cell>
          <table:table-cell table:style-name="ce46" office:value-type="string">
            <text:p>17-Mayo</text:p>
          </table:table-cell>
          <table:table-cell table:style-name="ce46" office:value-type="string">
            <text:p>18-Mayo</text:p>
          </table:table-cell>
          <table:table-cell table:style-name="ce46" office:value-type="string">
            <text:p>19-Mayo</text:p>
          </table:table-cell>
          <table:table-cell table:style-name="ce46" office:value-type="string">
            <text:p>20-Mayo</text:p>
          </table:table-cell>
          <table:table-cell table:style-name="ce46" office:value-type="string">
            <text:p>21-Mayo</text:p>
          </table:table-cell>
          <table:table-cell table:style-name="ce46" office:value-type="string">
            <text:p>22-Mayo</text:p>
          </table:table-cell>
          <table:table-cell table:style-name="ce46" office:value-type="string">
            <text:p>23-Mayo</text:p>
          </table:table-cell>
          <table:table-cell table:style-name="ce46" office:value-type="string">
            <text:p>24-Mayo</text:p>
          </table:table-cell>
          <table:table-cell table:style-name="ce46" office:value-type="string">
            <text:p>25-Mayo</text:p>
          </table:table-cell>
          <table:table-cell table:style-name="ce46" office:value-type="string">
            <text:p>26-Mayo</text:p>
          </table:table-cell>
          <table:table-cell table:style-name="ce46" office:value-type="string">
            <text:p>27-Mayo</text:p>
          </table:table-cell>
          <table:table-cell table:style-name="ce46" office:value-type="string">
            <text:p>28-Mayo</text:p>
          </table:table-cell>
          <table:table-cell table:style-name="ce46" office:value-type="string">
            <text:p>29-Mayo</text:p>
          </table:table-cell>
          <table:table-cell table:style-name="ce46" office:value-type="string">
            <text:p>30-Mayo</text:p>
          </table:table-cell>
          <table:table-cell table:style-name="ce46" office:value-type="string">
            <text:p>31-Mayo</text:p>
          </table:table-cell>
          <table:table-cell table:style-name="ce53" office:value-type="string">
            <text:p>1-Junio</text:p>
          </table:table-cell>
          <table:table-cell table:style-name="ce53" office:value-type="string">
            <text:p>2-Junio</text:p>
          </table:table-cell>
          <table:table-cell table:style-name="ce53" office:value-type="string">
            <text:p>3-Junio</text:p>
          </table:table-cell>
          <table:table-cell table:style-name="ce53" office:value-type="string">
            <text:p>4-Junio</text:p>
          </table:table-cell>
          <table:table-cell table:style-name="ce53" office:value-type="string">
            <text:p>5-Junio</text:p>
          </table:table-cell>
          <table:table-cell table:style-name="ce53" office:value-type="string">
            <text:p>6-Junio</text:p>
          </table:table-cell>
          <table:table-cell table:style-name="ce53" office:value-type="string">
            <text:p>7-Junio</text:p>
          </table:table-cell>
          <table:table-cell table:style-name="ce53" office:value-type="string">
            <text:p>8-Junio</text:p>
          </table:table-cell>
          <table:table-cell table:style-name="ce76"/>
          <table:table-cell table:style-name="ce27" table:number-columns-repeated="994"/>
        </table:table-row>
        <table:table-row table:style-name="ro7">
          <table:table-cell table:style-name="ce27" table:number-columns-repeated="5"/>
          <table:table-cell table:style-name="ce47" table:number-columns-repeated="24"/>
          <table:table-cell table:style-name="ce54"/>
          <table:table-cell table:style-name="ce27" table:number-columns-repeated="6"/>
          <table:table-cell table:style-name="ce56" table:formula="of:=[$Config.A14]" office:value-type="string" office:string-value="Requerimientos">
            <text:p>Requerimientos</text:p>
          </table:table-cell>
          <table:table-cell table:style-name="ce56" table:formula="of:=[$Config.B14]" office:value-type="string" office:string-value="En curso">
            <text:p>En curso</text:p>
          </table:table-cell>
          <table:table-cell table:style-name="ce56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number-columns-repeated="2" table:style-name="ce48" office:value-type="float" office:value="0">
            <text:p>0</text:p>
          </table:table-cell>
          <table:table-cell table:style-name="ce48" table:formula="of:=SUM([.H9:.H1002])" office:value-type="float" office:value="0">
            <text:p>0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table:formula="of:=SUM([.M9:.M1002])" office:value-type="float" office:value="0">
            <text:p>0</text:p>
          </table:table-cell>
          <table:table-cell table:style-name="ce48" table:formula="of:=SUM([.N9:.N1002])" office:value-type="float" office:value="0">
            <text:p>0</text:p>
          </table:table-cell>
          <table:table-cell table:style-name="ce48" table:formula="of:=SUM([.O9:.O1002])" office:value-type="float" office:value="0">
            <text:p>0</text:p>
          </table:table-cell>
          <table:table-cell table:style-name="ce48" table:formula="of:=SUM([.P9:.P1002])" office:value-type="float" office:value="8">
            <text:p>8</text:p>
          </table:table-cell>
          <table:table-cell table:style-name="ce48" table:formula="of:=SUM([.Q9:.Q1002])" office:value-type="float" office:value="10">
            <text:p>10</text:p>
          </table:table-cell>
          <table:table-cell table:style-name="ce48" table:formula="of:=SUM([.R9:.R1002])" office:value-type="float" office:value="0">
            <text:p>0</text:p>
          </table:table-cell>
          <table:table-cell table:style-name="ce48" table:formula="of:=SUM([.S9:.S1002])" office:value-type="float" office:value="0">
            <text:p>0</text:p>
          </table:table-cell>
          <table:table-cell table:style-name="ce48" table:formula="of:=SUM([.T9:.T1002])" office:value-type="float" office:value="0">
            <text:p>0</text:p>
          </table:table-cell>
          <table:table-cell table:style-name="ce48" table:formula="of:=SUM([.U9:.U1002])" office:value-type="float" office:value="0">
            <text:p>0</text:p>
          </table:table-cell>
          <table:table-cell table:style-name="ce48" table:formula="of:=SUM([.V9:.V1002])" office:value-type="float" office:value="0">
            <text:p>0</text:p>
          </table:table-cell>
          <table:table-cell table:style-name="ce48" table:formula="of:=SUM([.W9:.W1002])" office:value-type="float" office:value="0">
            <text:p>0</text:p>
          </table:table-cell>
          <table:table-cell table:style-name="ce48" table:formula="of:=SUM([.X9:.X1002])" office:value-type="float" office:value="0">
            <text:p>0</text:p>
          </table:table-cell>
          <table:table-cell table:style-name="ce48" table:formula="of:=SUM([.Y9:.Y1002])" office:value-type="float" office:value="0">
            <text:p>0</text:p>
          </table:table-cell>
          <table:table-cell table:style-name="ce48" table:formula="of:=SUM([.Z9:.Z1002])" office:value-type="float" office:value="0">
            <text:p>0</text:p>
          </table:table-cell>
          <table:table-cell table:style-name="ce48" table:formula="of:=SUM([.AA9:.AA1002])" office:value-type="float" office:value="0">
            <text:p>0</text:p>
          </table:table-cell>
          <table:table-cell table:style-name="ce48" table:formula="of:=SUM([.AB9:.AB1002])" office:value-type="float" office:value="0">
            <text:p>0</text:p>
          </table:table-cell>
          <table:table-cell table:style-name="ce48" table:formula="of:=SUM([.AC9:.AC1002])" office:value-type="float" office:value="0">
            <text:p>0</text:p>
          </table:table-cell>
          <table:table-cell table:number-columns-repeated="7"/>
          <table:table-cell table:style-name="ce56" table:formula="of:=[$Config.A15]" office:value-type="string" office:string-value="Análisis">
            <text:p>Análisis</text:p>
          </table:table-cell>
          <table:table-cell table:style-name="ce56" table:formula="of:=[$Config.B15]" office:value-type="string" office:string-value="En curso">
            <text:p>En curso</text:p>
          </table:table-cell>
          <table:table-cell table:style-name="ce56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1" table:number-columns-spanned="5" table:number-rows-spanned="1"/>
          <table:covered-table-cell table:number-columns-repeated="4" table:style-name="ce71"/>
          <table:table-cell table:style-name="ce49" office:value-type="string" table:number-columns-spanned="24" table:number-rows-spanned="2">
            <text:p>Tiempo Dedicado</text:p>
          </table:table-cell>
          <table:covered-table-cell table:number-columns-repeated="23" table:style-name="ce49"/>
          <table:table-cell table:number-columns-repeated="7"/>
          <table:table-cell table:style-name="ce56" table:formula="of:=[$Config.A16]" office:value-type="string" office:string-value="Diseño">
            <text:p>Diseño</text:p>
          </table:table-cell>
          <table:table-cell table:style-name="ce56" table:formula="of:=[$Config.B16]" office:value-type="string" office:string-value="Terminada">
            <text:p>Terminada</text:p>
          </table:table-cell>
          <table:table-cell table:style-name="ce56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Responsable</text:p>
          </table:table-cell>
          <table:table-cell table:style-name="ce29"/>
          <table:covered-table-cell table:number-columns-repeated="24" table:style-name="ce49"/>
          <table:table-cell table:style-name="ce55"/>
          <table:table-cell table:number-columns-repeated="6"/>
          <table:table-cell table:style-name="ce56" table:formula="of:=[$Config.A17]" office:value-type="string" office:string-value="Implementación">
            <text:p>Implementación</text:p>
          </table:table-cell>
          <table:table-cell table:style-name="ce56" table:formula="of:=[$Config.B17]" office:value-type="string" office:string-value="Eliminada">
            <text:p>Eliminada</text:p>
          </table:table-cell>
          <table:table-cell table:style-name="ce56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0]" office:value-type="string" office:string-value="Revision Sprint#1" table:number-columns-spanned="3" table:number-rows-spanned="1">
            <text:p>Revision Sprint#1</text:p>
          </table:table-cell>
          <table:covered-table-cell table:number-columns-repeated="2" table:style-name="ce33"/>
          <table:table-cell table:style-name="ce72" table:formula="of:=[$Estimacion_Tiempos.G10]" office:value-type="string" office:string-value="TODOS">
            <text:p>TODOS</text:p>
          </table:table-cell>
          <table:table-cell table:style-name="ce72"/>
          <table:table-cell table:style-name="ce31">
            <office:annotation draw:style-name="gr2" draw:text-style-name="P1" svg:width="3.571cm" svg:height="1.908cm" svg:x="15.477cm" svg:y="4.804cm" draw:caption-point-x="-0.427cm" draw:caption-point-y="0.284cm">
              <dc:date>2011-04-18T00:00:00</dc:date>
              <text:p text:style-name="P1"><text:span text:style-name="T1">Usuario:</text:span></text:p>
              <text:p text:style-name="P1"><text:span text:style-name="T2">Ingrese el tiempo dedicado a la tarea</text:span></text:p>
            </office:annotation>
          </table:table-cell>
          <table:table-cell table:style-name="ce31" table:number-columns-repeated="5"/>
          <table:table-cell table:style-name="ce74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6" table:formula="of:=[$Config.A18]" office:value-type="string" office:string-value="Prueba">
            <text:p>Prueba</text:p>
          </table:table-cell>
          <table:table-cell table:style-name="ce56" table:formula="of:=[$Config.B18]" office:value-type="float" office:value="0">
            <text:p>0</text:p>
          </table:table-cell>
          <table:table-cell table:style-name="ce56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$Estimacion_Tiempos.B#REF!#ref!" office:value-type="string" office:string-value="Err:509" table:number-columns-spanned="3" table:number-rows-spanned="1">
            <text:p>Err:509</text:p>
          </table:table-cell>
          <table:covered-table-cell table:number-columns-repeated="2" table:style-name="ce33"/>
          <table:table-cell table:style-name="ce72" table:formula="of:=$Estimacion_Tiempos.G#REF!#ref!" office:value-type="string" office:string-value="Err:509">
            <text:p>Err:509</text:p>
          </table:table-cell>
          <table:table-cell table:style-name="ce72"/>
          <table:table-cell table:style-name="ce31" table:number-columns-repeated="6"/>
          <table:table-cell table:style-name="ce74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6" table:formula="of:=[$Config.A19]" office:value-type="string" office:string-value="Reunión">
            <text:p>Reunión</text:p>
          </table:table-cell>
          <table:table-cell table:style-name="ce56" table:formula="of:=[$Config.B19]" office:value-type="float" office:value="0">
            <text:p>0</text:p>
          </table:table-cell>
          <table:table-cell table:style-name="ce56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 table:visibility="filter">
          <table:table-cell table:style-name="ce33" table:formula="of:=$Estimacion_Tiempos.B#REF!#ref!" office:value-type="string" office:string-value="Err:509" table:number-columns-spanned="3" table:number-rows-spanned="1">
            <text:p>Err:509</text:p>
          </table:table-cell>
          <table:covered-table-cell table:number-columns-repeated="2" table:style-name="ce33"/>
          <table:table-cell table:style-name="ce72" table:formula="of:=$Estimacion_Tiempos.G#REF!#ref!" office:value-type="string" office:string-value="Err:509">
            <text:p>Err:509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6" table:formula="of:=[$Config.A20]" office:value-type="float" office:value="0">
            <text:p>0</text:p>
          </table:table-cell>
          <table:table-cell table:style-name="ce56" table:formula="of:=[$Config.B20]" office:value-type="float" office:value="0">
            <text:p>0</text:p>
          </table:table-cell>
          <table:table-cell table:style-name="ce56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1]" office:value-type="string" office:string-value="Revision CU 0001-Administrar Grupo de Amigos" table:number-columns-spanned="3" table:number-rows-spanned="1">
            <text:p>Revision CU 0001-Administrar Grupo de Amigos</text:p>
          </table:table-cell>
          <table:covered-table-cell table:number-columns-repeated="2" table:style-name="ce33"/>
          <table:table-cell table:style-name="ce72" table:formula="of:=[$Estimacion_Tiempos.G11]" office:value-type="string" office:string-value="Lean">
            <text:p>Lean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6" table:formula="of:=[$Config.A21]" office:value-type="float" office:value="0">
            <text:p>0</text:p>
          </table:table-cell>
          <table:table-cell table:style-name="ce56" table:formula="of:=[$Config.B21]" office:value-type="float" office:value="0">
            <text:p>0</text:p>
          </table:table-cell>
          <table:table-cell table:style-name="ce56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2]" office:value-type="string" office:string-value="Revision CU 0002-manejo Permisos" table:number-columns-spanned="3" table:number-rows-spanned="1">
            <text:p>Revision CU 0002-manejo Permisos</text:p>
          </table:table-cell>
          <table:covered-table-cell table:number-columns-repeated="2" table:style-name="ce33"/>
          <table:table-cell table:style-name="ce72" table:formula="of:=[$Estimacion_Tiempos.G12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2]" office:value-type="float" office:value="0">
            <text:p>0</text:p>
          </table:table-cell>
          <table:table-cell table:style-name="ce56" table:formula="of:=[$Config.B22]" office:value-type="float" office:value="0">
            <text:p>0</text:p>
          </table:table-cell>
          <table:table-cell table:style-name="ce56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3]" office:value-type="string" office:string-value="Revision CU 0003-Manejo de Comentarios" table:number-columns-spanned="3" table:number-rows-spanned="1">
            <text:p>Revision CU 0003-Manejo de Comentarios</text:p>
          </table:table-cell>
          <table:covered-table-cell table:number-columns-repeated="2" table:style-name="ce33"/>
          <table:table-cell table:style-name="ce72" table:formula="of:=[$Estimacion_Tiempos.G13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3]" office:value-type="float" office:value="0">
            <text:p>0</text:p>
          </table:table-cell>
          <table:table-cell table:style-name="ce56" table:formula="of:=[$Config.B23]" office:value-type="float" office:value="0">
            <text:p>0</text:p>
          </table:table-cell>
          <table:table-cell table:style-name="ce56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4]" office:value-type="string" office:string-value="Revision CU 0004-Administrar Muro" table:number-columns-spanned="3" table:number-rows-spanned="1">
            <text:p>Revision CU 0004-Administrar Muro</text:p>
          </table:table-cell>
          <table:covered-table-cell table:number-columns-repeated="2" table:style-name="ce33"/>
          <table:table-cell table:style-name="ce72" table:formula="of:=[$Estimacion_Tiempos.G14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4]" office:value-type="float" office:value="0">
            <text:p>0</text:p>
          </table:table-cell>
          <table:table-cell table:style-name="ce56" table:formula="of:=[$Config.B24]" office:value-type="float" office:value="0">
            <text:p>0</text:p>
          </table:table-cell>
          <table:table-cell table:style-name="ce56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5]" office:value-type="string" office:string-value="Revision CU 0005-Administrar Pag Ppal" table:number-columns-spanned="3" table:number-rows-spanned="1">
            <text:p>Revision CU 0005-Administrar Pag Ppal</text:p>
          </table:table-cell>
          <table:covered-table-cell table:number-columns-repeated="2" table:style-name="ce33"/>
          <table:table-cell table:style-name="ce72" table:formula="of:=[$Estimacion_Tiempos.G15]" office:value-type="string" office:string-value="Chelo">
            <text:p>Chelo</text:p>
          </table:table-cell>
          <table:table-cell table:style-name="ce72"/>
          <table:table-cell table:style-name="ce31" table:number-columns-repeated="11"/>
          <table:table-cell table:style-name="ce31" office:value-type="string">
            <text:p>0.75</text:p>
          </table:table-cell>
          <table:table-cell table:style-name="ce31" table:number-columns-repeated="12"/>
          <table:table-cell table:number-columns-repeated="7"/>
          <table:table-cell table:style-name="ce56" table:formula="of:=[$Config.A25]" office:value-type="float" office:value="0">
            <text:p>0</text:p>
          </table:table-cell>
          <table:table-cell table:style-name="ce56" table:formula="of:=[$Config.B25]" office:value-type="float" office:value="0">
            <text:p>0</text:p>
          </table:table-cell>
          <table:table-cell table:style-name="ce56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6]" office:value-type="string" office:string-value="Revision CU 0006-Manejar Album" table:number-columns-spanned="3" table:number-rows-spanned="1">
            <text:p>Revision CU 0006-Manejar Album</text:p>
          </table:table-cell>
          <table:covered-table-cell table:number-columns-repeated="2" table:style-name="ce33"/>
          <table:table-cell table:style-name="ce72" table:formula="of:=[$Estimacion_Tiempos.G16]" office:value-type="string" office:string-value="Chelo">
            <text:p>Chelo</text:p>
          </table:table-cell>
          <table:table-cell table:style-name="ce72"/>
          <table:table-cell table:style-name="ce31" table:number-columns-repeated="11"/>
          <table:table-cell table:style-name="ce31" office:value-type="float" office:value="1">
            <text:p>1</text:p>
          </table:table-cell>
          <table:table-cell table:style-name="ce31" table:number-columns-repeated="12"/>
          <table:table-cell table:number-columns-repeated="7"/>
          <table:table-cell table:style-name="ce56" table:formula="of:=[$Config.G14]" office:value-type="float" office:value="0">
            <text:p>0</text:p>
          </table:table-cell>
          <table:table-cell table:style-name="ce56" table:formula="of:=[$Config.H14]" office:value-type="float" office:value="0">
            <text:p>0</text:p>
          </table:table-cell>
          <table:table-cell table:style-name="ce56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7]" office:value-type="string" office:string-value="Revision CU 0007-Invitar Amigo" table:number-columns-spanned="3" table:number-rows-spanned="1">
            <text:p>Revision CU 0007-Invitar Amigo</text:p>
          </table:table-cell>
          <table:covered-table-cell table:number-columns-repeated="2" table:style-name="ce33"/>
          <table:table-cell table:style-name="ce72" table:formula="of:=[$Estimacion_Tiempos.G17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18]" office:value-type="string" office:string-value="Revision CU 0008-Registrar Usuario" table:number-columns-spanned="3" table:number-rows-spanned="1">
            <text:p>Revision CU 0008-Registrar Usuario</text:p>
          </table:table-cell>
          <table:covered-table-cell table:number-columns-repeated="2" table:style-name="ce33"/>
          <table:table-cell table:style-name="ce72" table:formula="of:=[$Estimacion_Tiempos.G1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4"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995"/>
        </table:table-row>
        <table:table-row table:style-name="ro1">
          <table:table-cell table:style-name="ce33" table:formula="of:=[$Estimacion_Tiempos.B19]" office:value-type="string" office:string-value="Revision CU 0009-Manejar Notificaciones" table:number-columns-spanned="3" table:number-rows-spanned="1">
            <text:p>Revision CU 0009-Manejar Notificaciones</text:p>
          </table:table-cell>
          <table:covered-table-cell table:number-columns-repeated="2" table:style-name="ce33"/>
          <table:table-cell table:style-name="ce72" table:formula="of:=[$Estimacion_Tiempos.G19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4"/>
          <table:table-cell table:style-name="ce31" office:value-type="float" office:value="1">
            <text:p>1</text:p>
          </table:table-cell>
          <table:table-cell table:style-name="ce31" table:number-columns-repeated="12"/>
          <table:table-cell table:number-columns-repeated="995"/>
        </table:table-row>
        <table:table-row table:style-name="ro1" table:visibility="filter">
          <table:table-cell table:style-name="ce33" table:formula="of:=[$Estimacion_Tiempos.B20]" office:value-type="string" office:string-value="Revision CU 0010-Ingresar al Sistema" table:number-columns-spanned="3" table:number-rows-spanned="1">
            <text:p>Revision CU 0010-Ingresar al Sistema</text:p>
          </table:table-cell>
          <table:covered-table-cell table:number-columns-repeated="2" table:style-name="ce33"/>
          <table:table-cell table:style-name="ce72" table:formula="of:=[$Estimacion_Tiempos.G20]" office:value-type="string" office:string-value="Lean">
            <text:p>Lean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1]" office:value-type="string" office:string-value="Identificacion de Paquete" table:number-columns-spanned="3" table:number-rows-spanned="1">
            <text:p>Identificacion de Paquete</text:p>
          </table:table-cell>
          <table:covered-table-cell table:number-columns-repeated="2" table:style-name="ce33"/>
          <table:table-cell table:style-name="ce72" table:formula="of:=[$Estimacion_Tiempos.G21]" office:value-type="string" office:string-value="TODOS">
            <text:p>TODOS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2]" office:value-type="string" office:string-value="Agrupacion de CU en Paquete" table:number-columns-spanned="3" table:number-rows-spanned="1">
            <text:p>Agrupacion de CU en Paquete</text:p>
          </table:table-cell>
          <table:covered-table-cell table:number-columns-repeated="2" table:style-name="ce33"/>
          <table:table-cell table:style-name="ce72" table:formula="of:=[$Estimacion_Tiempos.G22]" office:value-type="string" office:string-value="TODOS">
            <text:p>TODOS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3]" office:value-type="string" office:string-value="Analizar CU 0001" table:number-columns-spanned="3" table:number-rows-spanned="1">
            <text:p>Analizar CU 0001</text:p>
          </table:table-cell>
          <table:covered-table-cell table:number-columns-repeated="2" table:style-name="ce33"/>
          <table:table-cell table:style-name="ce72" table:formula="of:=[$Estimacion_Tiempos.G23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4]" office:value-type="string" office:string-value="Analizar CU 0002" table:number-columns-spanned="3" table:number-rows-spanned="1">
            <text:p>Analizar CU 0002</text:p>
          </table:table-cell>
          <table:covered-table-cell table:number-columns-repeated="2" table:style-name="ce33"/>
          <table:table-cell table:style-name="ce72" table:formula="of:=[$Estimacion_Tiempos.G24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5]" office:value-type="string" office:string-value="Analizar CU 0003" table:number-columns-spanned="3" table:number-rows-spanned="1">
            <text:p>Analizar CU 0003</text:p>
          </table:table-cell>
          <table:covered-table-cell table:number-columns-repeated="2" table:style-name="ce33"/>
          <table:table-cell table:style-name="ce72" table:formula="of:=[$Estimacion_Tiempos.G25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6]" office:value-type="string" office:string-value="Analizar CU 0004" table:number-columns-spanned="3" table:number-rows-spanned="1">
            <text:p>Analizar CU 0004</text:p>
          </table:table-cell>
          <table:covered-table-cell table:number-columns-repeated="2" table:style-name="ce33"/>
          <table:table-cell table:style-name="ce72" table:formula="of:=[$Estimacion_Tiempos.G26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7]" office:value-type="string" office:string-value="Analizar CU 0005" table:number-columns-spanned="3" table:number-rows-spanned="1">
            <text:p>Analizar CU 0005</text:p>
          </table:table-cell>
          <table:covered-table-cell table:number-columns-repeated="2" table:style-name="ce33"/>
          <table:table-cell table:style-name="ce72" table:formula="of:=[$Estimacion_Tiempos.G27]" office:value-type="string" office:string-value="Chelo">
            <text:p>Chelo</text:p>
          </table:table-cell>
          <table:table-cell table:style-name="ce72"/>
          <table:table-cell table:style-name="ce31" table:number-columns-repeated="16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>
          <table:table-cell table:style-name="ce33" table:formula="of:=[$Estimacion_Tiempos.B28]" office:value-type="string" office:string-value="Analizar CU 0006" table:number-columns-spanned="3" table:number-rows-spanned="1">
            <text:p>Analizar CU 0006</text:p>
          </table:table-cell>
          <table:covered-table-cell table:number-columns-repeated="2" table:style-name="ce33"/>
          <table:table-cell table:style-name="ce72" table:formula="of:=[$Estimacion_Tiempos.G2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9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 table:visibility="filter">
          <table:table-cell table:style-name="ce33" table:formula="of:=[$Estimacion_Tiempos.B29]" office:value-type="string" office:string-value="Analizar CU 0007" table:number-columns-spanned="3" table:number-rows-spanned="1">
            <text:p>Analizar CU 0007</text:p>
          </table:table-cell>
          <table:covered-table-cell table:number-columns-repeated="2" table:style-name="ce33"/>
          <table:table-cell table:style-name="ce72" table:formula="of:=[$Estimacion_Tiempos.G29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4" office:value-type="string">
            <text:p>0.20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2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>
          <table:table-cell table:style-name="ce33" table:formula="of:=[$Estimacion_Tiempos.B30]" office:value-type="string" office:string-value="Analizar CU 0008" table:number-columns-spanned="3" table:number-rows-spanned="1">
            <text:p>Analizar CU 0008</text:p>
          </table:table-cell>
          <table:covered-table-cell table:number-columns-repeated="2" table:style-name="ce33"/>
          <table:table-cell table:style-name="ce72" table:formula="of:=[$Estimacion_Tiempos.G30]" office:value-type="string" office:string-value="Chelo">
            <text:p>Chelo</text:p>
          </table:table-cell>
          <table:table-cell table:style-name="ce72"/>
          <table:table-cell table:style-name="ce31" table:number-columns-repeated="16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>
          <table:table-cell table:style-name="ce33" table:formula="of:=[$Estimacion_Tiempos.B31]" office:value-type="string" office:string-value="Analizar CU 0009" table:number-columns-spanned="3" table:number-rows-spanned="1">
            <text:p>Analizar CU 0009</text:p>
          </table:table-cell>
          <table:covered-table-cell table:number-columns-repeated="2" table:style-name="ce33"/>
          <table:table-cell table:style-name="ce72" table:formula="of:=[$Estimacion_Tiempos.G31]" office:value-type="string" office:string-value="Chelo">
            <text:p>Chelo</text:p>
          </table:table-cell>
          <table:table-cell table:style-name="ce72"/>
          <table:table-cell table:style-name="ce31" table:number-columns-repeated="16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 table:visibility="filter">
          <table:table-cell table:style-name="ce33" table:formula="of:=[$Estimacion_Tiempos.B32]" office:value-type="string" office:string-value="Analizar CU 0010" table:number-columns-spanned="3" table:number-rows-spanned="1">
            <text:p>Analizar CU 0010</text:p>
          </table:table-cell>
          <table:covered-table-cell table:number-columns-repeated="2" table:style-name="ce33"/>
          <table:table-cell table:style-name="ce72" table:formula="of:=[$Estimacion_Tiempos.G32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3]" office:value-type="string" office:string-value="Analizar Clases Resultantes CU 0001" table:number-columns-spanned="3" table:number-rows-spanned="1">
            <text:p>Analizar Clases Resultantes CU 0001</text:p>
          </table:table-cell>
          <table:covered-table-cell table:number-columns-repeated="2" table:style-name="ce33"/>
          <table:table-cell table:style-name="ce72" table:formula="of:=[$Estimacion_Tiempos.G33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4]" office:value-type="string" office:string-value="Analizar Clases Resultantes CU 0002" table:number-columns-spanned="3" table:number-rows-spanned="1">
            <text:p>Analizar Clases Resultantes CU 0002</text:p>
          </table:table-cell>
          <table:covered-table-cell table:number-columns-repeated="2" table:style-name="ce33"/>
          <table:table-cell table:style-name="ce72" table:formula="of:=[$Estimacion_Tiempos.G34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5]" office:value-type="string" office:string-value="Analizar Clases Resultantes CU 0003" table:number-columns-spanned="3" table:number-rows-spanned="1">
            <text:p>Analizar Clases Resultantes CU 0003</text:p>
          </table:table-cell>
          <table:covered-table-cell table:number-columns-repeated="2" table:style-name="ce33"/>
          <table:table-cell table:style-name="ce72" table:formula="of:=[$Estimacion_Tiempos.G35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1"/>
          <table:table-cell table:style-name="ce31" table:number-columns-repeated="18"/>
          <table:table-cell table:number-columns-repeated="995"/>
        </table:table-row>
        <table:table-row table:style-name="ro1" table:visibility="filter">
          <table:table-cell table:style-name="ce33" table:formula="of:=[$Estimacion_Tiempos.B36]" office:value-type="string" office:string-value="Analizar Clases Resultantes CU 0004" table:number-columns-spanned="3" table:number-rows-spanned="1">
            <text:p>Analizar Clases Resultantes CU 0004</text:p>
          </table:table-cell>
          <table:covered-table-cell table:number-columns-repeated="2" table:style-name="ce33"/>
          <table:table-cell table:style-name="ce72" table:formula="of:=[$Estimacion_Tiempos.G36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7]" office:value-type="string" office:string-value="Analizar Clases Resultantes CU 0005" table:number-columns-spanned="3" table:number-rows-spanned="1">
            <text:p>Analizar Clases Resultantes CU 0005</text:p>
          </table:table-cell>
          <table:covered-table-cell table:number-columns-repeated="2" table:style-name="ce33"/>
          <table:table-cell table:style-name="ce72" table:formula="of:=[$Estimacion_Tiempos.G37]" office:value-type="string" office:string-value="chelo">
            <text:p>chelo</text:p>
          </table:table-cell>
          <table:table-cell table:style-name="ce72"/>
          <table:table-cell table:style-name="ce31" table:number-columns-repeated="19"/>
          <table:table-cell table:style-name="ce31" office:value-type="string">
            <text:p>0.5</text:p>
          </table:table-cell>
          <table:table-cell table:style-name="ce31" table:number-columns-repeated="4"/>
          <table:table-cell table:number-columns-repeated="995"/>
        </table:table-row>
        <table:table-row table:style-name="ro1">
          <table:table-cell table:style-name="ce33" table:formula="of:=[$Estimacion_Tiempos.B38]" office:value-type="string" office:string-value="Analizar Clases Resultantes CU 0006" table:number-columns-spanned="3" table:number-rows-spanned="1">
            <text:p>Analizar Clases Resultantes CU 0006</text:p>
          </table:table-cell>
          <table:covered-table-cell table:number-columns-repeated="2" table:style-name="ce33"/>
          <table:table-cell table:style-name="ce72" table:formula="of:=[$Estimacion_Tiempos.G3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39]" office:value-type="string" office:string-value="Analizar Clases Resultantes CU 0007" table:number-columns-spanned="3" table:number-rows-spanned="1">
            <text:p>Analizar Clases Resultantes CU 0007</text:p>
          </table:table-cell>
          <table:covered-table-cell table:number-columns-repeated="2" table:style-name="ce33"/>
          <table:table-cell table:style-name="ce72" table:formula="of:=[$Estimacion_Tiempos.G39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4" office:value-type="string">
            <text:p>0.6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40]" office:value-type="string" office:string-value="Analizar Clases Resultantes CU 0008" table:number-columns-spanned="3" table:number-rows-spanned="1">
            <text:p>Analizar Clases Resultantes CU 0008</text:p>
          </table:table-cell>
          <table:covered-table-cell table:number-columns-repeated="2" table:style-name="ce33"/>
          <table:table-cell table:style-name="ce72" table:formula="of:=[$Estimacion_Tiempos.G40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1]" office:value-type="string" office:string-value="Analizar Clases Resultantes CU 0009" table:number-columns-spanned="3" table:number-rows-spanned="1">
            <text:p>Analizar Clases Resultantes CU 0009</text:p>
          </table:table-cell>
          <table:covered-table-cell table:number-columns-repeated="2" table:style-name="ce33"/>
          <table:table-cell table:style-name="ce72" table:formula="of:=[$Estimacion_Tiempos.G41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2]" office:value-type="string" office:string-value="Analizar Clases Resultantes CU 0010" table:number-columns-spanned="3" table:number-rows-spanned="1">
            <text:p>Analizar Clases Resultantes CU 0010</text:p>
          </table:table-cell>
          <table:covered-table-cell table:number-columns-repeated="2" table:style-name="ce33"/>
          <table:table-cell table:style-name="ce72" table:formula="of:=[$Estimacion_Tiempos.G42]" office:value-type="string" office:string-value="lean">
            <text:p>lean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3]" office:value-type="string" office:string-value="Analisis de Paquetes" table:number-columns-spanned="3" table:number-rows-spanned="1">
            <text:p>Analisis de Paquetes</text:p>
          </table:table-cell>
          <table:covered-table-cell table:number-columns-repeated="2" table:style-name="ce33"/>
          <table:table-cell table:style-name="ce72" table:formula="of:=[$Estimacion_Tiempos.G43]" office:value-type="string" office:string-value="TODOS">
            <text:p>TODOS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2" table:print="false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78"/>
          <table:table-cell table:number-columns-repeated="1003"/>
        </table:table-row>
        <table:table-row table:style-name="ro1">
          <table:table-cell table:number-columns-repeated="2"/>
          <table:table-cell table:style-name="ce77" office:value-type="string">
            <text:p>Impedimento</text:p>
          </table:table-cell>
          <table:table-cell table:style-name="ce77" office:value-type="string">
            <text:p>Reportó</text:p>
          </table:table-cell>
          <table:table-cell table:style-name="ce77" office:value-type="string">
            <text:p>Solución posible</text:p>
          </table:table-cell>
          <table:table-cell table:style-name="ce77" office:value-type="string">
            <text:p>Estado</text:p>
          </table:table-cell>
          <table:table-cell table:number-columns-repeated="14"/>
          <table:table-cell table:style-name="ce78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0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0" table:display-filter-buttons="true">
          <table:filter>
            <table:filter-condition table:field-number="6" table:value="Chelo" table:operator="="/>
          </table:filter>
        </table:database-range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Chel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4">04/06/2011</text:date>, <text:time>20:39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6-04T20:39:52</dc:date>
    <meta:print-date>2008-03-02T09:03:16</meta:print-date>
    <meta:editing-cycles>30</meta:editing-cycles>
    <meta:editing-duration>PT5H12M20S</meta:editing-duration>
    <meta:generator>LibreOffice/3.3$Linux LibreOffice_project/330m19$Build-202</meta:generator>
    <dc:creator>Marce </dc:creator>
    <meta:document-statistic meta:table-count="10" meta:cell-count="21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xlink:type="simple" chart:class="chart:area" chart:style-name="ch1">
        <chart:title svg:x="8.655cm" svg:y="0.273cm" chart:style-name="ch2">
          <text:p>Gráfico de esfuerzo</text:p>
        </chart:title>
        <chart:legend chart:legend-position="end" svg:x="19.331cm" svg:y="3.213cm" chart:style-name="ch3"/>
        <chart:plot-area chart:style-name="ch4" table:cell-range-address="Estimacion_Tiempos.H5:Estimacion_Tiempos.AE5 Estimacion_Tiempos.H7:Estimacion_Tiempos.AE7" chart:data-source-has-labels="row" svg:x="1.472cm" svg:y="1.293cm" svg:width="17.035cm" svg:height="5.009cm">
          <chartooo:coordinate-region svg:x="2.39cm" svg:y="1.519cm" svg:width="16.004cm" svg:height="3.503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6.16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Estimacion_Tiempos.H5:Estimacion_Tiempos.AE5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7:Estimacion_Tiempos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xlink:type="simple" chart:class="chart:line" chart:style-name="ch1">
        <chart:title svg:x="8.871cm" svg:y="0.273cm" chart:style-name="ch2">
          <text:p>Gráfico de tareas</text:p>
        </chart:title>
        <chart:legend chart:legend-position="end" svg:x="19.338cm" svg:y="3.214cm" chart:style-name="ch3"/>
        <chart:plot-area chart:style-name="ch4" table:cell-range-address="Estimacion_Tiempos.H5:Estimacion_Tiempos.AE6" chart:data-source-has-labels="row" svg:x="1.472cm" svg:y="1.293cm" svg:width="17.043cm" svg:height="5.01cm">
          <chartooo:coordinate-region svg:x="2.39cm" svg:y="1.519cm" svg:width="16.012cm" svg:height="3.504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5.516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Estimacion_Tiempos.H5:Estimacion_Tiempos.AE5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6:Estimacion_Tiempos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xlink:type="simple" chart:class="chart:line" chart:style-name="ch1">
        <chart:title svg:x="8.832cm" svg:y="0.273cm" chart:style-name="ch2">
          <text:p>Gráfico individual</text:p>
        </chart:title>
        <chart:legend chart:legend-position="end" svg:x="19.129cm" svg:y="1.41cm" chart:style-name="ch3"/>
        <chart:plot-area chart:style-name="ch4" table:cell-range-address="Gráficos.B57:Gráficos.Y69 Gráficos.A58:Gráficos.A69" chart:data-source-has-labels="both" svg:x="1.474cm" svg:y="1.293cm" svg:width="16.827cm" svg:height="5.032cm">
          <chartooo:coordinate-region svg:x="2.065cm" svg:y="1.453cm" svg:width="16.17cm" svg:height="3.967cm"/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51cm" svg:y="5.302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Gráficos.B57:Gráficos.Y57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Chelo</text:p>
                <draw:g>
                  <svg:desc>Gráficos.A58:Gráficos.A58</svg:desc>
                </draw:g>
              </table:table-cell>
              <table:table-cell office:value-type="float" office:value="0">
                <text:p>0</text:p>
                <draw:g>
                  <svg:desc>Gráficos.B58:Gráfico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n</text:p>
                <draw:g>
                  <svg:desc>Gráficos.A59:Gráficos.A59</svg:desc>
                </draw:g>
              </table:table-cell>
              <table:table-cell office:value-type="float" office:value="0">
                <text:p>0</text:p>
                <draw:g>
                  <svg:desc>Gráficos.B59:Gráfico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la</text:p>
                <draw:g>
                  <svg:desc>Gráficos.A60:Gráficos.A60</svg:desc>
                </draw:g>
              </table:table-cell>
              <table:table-cell office:value-type="float" office:value="0">
                <text:p>0</text:p>
                <draw:g>
                  <svg:desc>Gráficos.B60:Gráfico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o</text:p>
                <draw:g>
                  <svg:desc>Gráficos.A61:Gráficos.A61</svg:desc>
                </draw:g>
              </table:table-cell>
              <table:table-cell office:value-type="float" office:value="0">
                <text:p>0</text:p>
                <draw:g>
                  <svg:desc>Gráficos.B61:Gráfico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ncho</text:p>
                <draw:g>
                  <svg:desc>Gráficos.A62:Gráficos.A62</svg:desc>
                </draw:g>
              </table:table-cell>
              <table:table-cell office:value-type="float" office:value="0">
                <text:p>0</text:p>
                <draw:g>
                  <svg:desc>Gráficos.B62:Gráfico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DOS</text:p>
                <draw:g>
                  <svg:desc>Gráficos.A63:Gráficos.A63</svg:desc>
                </draw:g>
              </table:table-cell>
              <table:table-cell office:value-type="float" office:value="0">
                <text:p>0</text:p>
                <draw:g>
                  <svg:desc>Gráficos.B63:Gráficos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4:Gráficos.A64</svg:desc>
                </draw:g>
              </table:table-cell>
              <table:table-cell office:value-type="float" office:value="0">
                <text:p>0</text:p>
                <draw:g>
                  <svg:desc>Gráficos.B64:Gráficos.Y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5:Gráficos.A65</svg:desc>
                </draw:g>
              </table:table-cell>
              <table:table-cell office:value-type="float" office:value="0">
                <text:p>0</text:p>
                <draw:g>
                  <svg:desc>Gráficos.B65:Gráficos.Y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6:Gráficos.A66</svg:desc>
                </draw:g>
              </table:table-cell>
              <table:table-cell office:value-type="float" office:value="0">
                <text:p>0</text:p>
                <draw:g>
                  <svg:desc>Gráficos.B66:Gráficos.Y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7:Gráficos.A67</svg:desc>
                </draw:g>
              </table:table-cell>
              <table:table-cell office:value-type="float" office:value="0">
                <text:p>0</text:p>
                <draw:g>
                  <svg:desc>Gráficos.B67:Gráficos.Y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8:Gráficos.A68</svg:desc>
                </draw:g>
              </table:table-cell>
              <table:table-cell office:value-type="float" office:value="0">
                <text:p>0</text:p>
                <draw:g>
                  <svg:desc>Gráficos.B68:Gráficos.Y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9:Gráficos.A69</svg:desc>
                </draw:g>
              </table:table-cell>
              <table:table-cell office:value-type="float" office:value="0">
                <text:p>0</text:p>
                <draw:g>
                  <svg:desc>Gráficos.B69:Gráficos.Y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